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193cm"/>
    </style:style>
    <style:style style:name="co10" style:family="table-column">
      <style:table-column-properties fo:break-before="auto" style:column-width="1.612cm"/>
    </style:style>
    <style:style style:name="co11" style:family="table-column">
      <style:table-column-properties fo:break-before="auto" style:column-width="1.767cm"/>
    </style:style>
    <style:style style:name="co12" style:family="table-column">
      <style:table-column-properties fo:break-before="auto" style:column-width="4.33cm"/>
    </style:style>
    <style:style style:name="co13" style:family="table-column">
      <style:table-column-properties fo:break-before="auto" style:column-width="3.888cm"/>
    </style:style>
    <style:style style:name="co14" style:family="table-column">
      <style:table-column-properties fo:break-before="auto" style:column-width="2.485cm"/>
    </style:style>
    <style:style style:name="co15" style:family="table-column">
      <style:table-column-properties fo:break-before="auto" style:column-width="1.893cm"/>
    </style:style>
    <style:style style:name="co16" style:family="table-column">
      <style:table-column-properties fo:break-before="auto" style:column-width="5.6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7d1d5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" style:family="table-cell" style:parent-style-name="Default"/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7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 style:data-style-name="N4"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36"/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31" style:family="table-cell" style:parent-style-name="Excel_20_Built-in_20_Normal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86" style:family="table-cell" style:parent-style-name="Default" style:data-style-name="N0"/>
    <style:style style:name="ce42" style:family="table-cell" style:parent-style-name="Default" style:data-style-name="N36"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fff200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8" style:family="table-cell" style:parent-style-name="Default" style:data-style-name="N124">
      <style:text-properties fo:font-weight="bold" style:font-weight-asian="bold" style:font-weight-complex="bold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 style:data-style-name="N124"/>
    <style:style style:name="ce67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ta_extref" style:family="table">
      <style:table-properties table:display="false"/>
    </style:style>
    <style:style style:name="T1" style:family="text">
      <style:text-properties fo:color="#000000"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4 Dgs" table:style-name="ta1">
        <table:table-column table:style-name="co1" table:default-cell-style-name="ce38"/>
        <table:table-column table:style-name="co2" table:default-cell-style-name="ce59"/>
        <table:table-column table:style-name="co3" table:default-cell-style-name="ce61"/>
        <table:table-column table:style-name="co4" table:default-cell-style-name="ce61"/>
        <table:table-column table:style-name="co5" table:default-cell-style-name="ce63"/>
        <table:table-column table:style-name="co6" table:default-cell-style-name="ce61"/>
        <table:table-column table:style-name="co7" table:default-cell-style-name="ce63"/>
        <table:table-row table:style-name="ro1">
          <table:table-cell table:style-name="ce26"/>
          <table:table-cell table:style-name="ce43" office:value-type="string" calcext:value-type="string">
            <text:p>Doğuş kira </text:p>
          </table:table-cell>
          <table:table-cell table:style-name="ce60" office:value-type="float" office:value="2021" calcext:value-type="float">
            <text:p>2021</text:p>
          </table:table-cell>
          <table:table-cell/>
          <table:table-cell table:style-name="ce61"/>
          <table:table-cell/>
          <table:table-cell table:style-name="ce61"/>
        </table:table-row>
        <table:table-row table:style-name="ro1">
          <table:table-cell table:style-name="ce26"/>
          <table:table-cell table:style-name="ce49"/>
          <table:table-cell table:number-columns-repeated="2"/>
          <table:table-cell table:style-name="ce61"/>
          <table:table-cell/>
          <table:table-cell table:style-name="ce61"/>
        </table:table-row>
        <table:table-row table:style-name="ro1">
          <table:table-cell table:style-name="ce27" office:value-type="string" calcext:value-type="string">
            <text:p>Tarih</text:p>
          </table:table-cell>
          <table:table-cell table:style-name="ce55" office:value-type="string" calcext:value-type="string">
            <text:p>Açıklama</text:p>
          </table:table-cell>
          <table:table-cell table:style-name="ce62" office:value-type="string" calcext:value-type="string">
            <text:p>Kira bedeli</text:p>
          </table:table-cell>
          <table:table-cell table:style-name="ce62" office:value-type="string" calcext:value-type="string">
            <text:p>Ödeme</text:p>
          </table:table-cell>
          <table:table-cell table:style-name="ce62" office:value-type="string" calcext:value-type="string">
            <text:p>Bakiye</text:p>
          </table:table-cell>
          <table:table-cell table:style-name="ce62" office:value-type="string" calcext:value-type="string">
            <text:p>Masraf</text:p>
          </table:table-cell>
          <table:table-cell table:style-name="ce62" office:value-type="string" calcext:value-type="string">
            <text:p>Kalan Kira</text:p>
          </table:table-cell>
        </table:table-row>
        <table:table-row table:style-name="ro1">
          <table:table-cell table:style-name="ce37"/>
          <table:table-cell table:style-name="ce57" office:value-type="string" calcext:value-type="string">
            <text:p>Adem Duman</text:p>
          </table:table-cell>
          <table:table-cell table:style-name="ce63" table:number-columns-repeated="2"/>
          <table:table-cell table:formula="of:=[.C4]-[.D4]" office:value-type="float" office:value="0" calcext:value-type="float">
            <text:p>0,00</text:p>
          </table:table-cell>
          <table:table-cell table:style-name="ce63"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8"/>
          <table:table-cell table:style-name="ce64" table:number-columns-repeated="2"/>
          <table:table-cell table:formula="of:=[.C5]-[.D5]" office:value-type="float" office:value="0" calcext:value-type="float">
            <text:p>0,00</text:p>
          </table:table-cell>
          <table:table-cell table:style-name="ce63"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ce37" office:value-type="date" office:date-value="2021-02-28" calcext:value-type="date">
            <text:p>28.02.2021</text:p>
          </table:table-cell>
          <table:table-cell table:style-name="ce57" office:value-type="string" calcext:value-type="string">
            <text:p>28-02-2021 * 27-02-22</text:p>
          </table:table-cell>
          <table:table-cell table:style-name="ce63" table:number-columns-repeated="2"/>
          <table:table-cell table:formula="of:=[.C6]-[.D6]" office:value-type="float" office:value="0" calcext:value-type="float">
            <text:p>0,00</text:p>
          </table:table-cell>
          <table:table-cell table:style-name="ce63"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2-28" calcext:value-type="date">
            <text:p>28.02.2021</text:p>
          </table:table-cell>
          <table:table-cell office:value-type="string" calcext:value-type="string">
            <text:p>nakit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7]-[.D7]+[.E6]" office:value-type="float" office:value="0" calcext:value-type="float">
            <text:p>0,00</text:p>
          </table:table-cell>
          <table:table-cell/>
          <table:table-cell table:formula="of:=[.D7]-[.F7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3-30" calcext:value-type="date">
            <text:p>30.03.2021</text:p>
          </table:table-cell>
          <table:table-cell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8]-[.D8]+[.E7]" office:value-type="float" office:value="0" calcext:value-type="float">
            <text:p>0,00</text:p>
          </table:table-cell>
          <table:table-cell/>
          <table:table-cell table:formula="of:=[.D8]-[.F8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4-30" calcext:value-type="date">
            <text:p>30.04.2021</text:p>
          </table:table-cell>
          <table:table-cell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9]-[.D9]+[.E8]" office:value-type="float" office:value="0" calcext:value-type="float">
            <text:p>0,00</text:p>
          </table:table-cell>
          <table:table-cell table:style-name="Default"/>
          <table:table-cell table:formula="of:=[.D9]-[.F9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5-30" calcext:value-type="date">
            <text:p>30.05.2021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 office:value-type="float" office:value="1000" calcext:value-type="float">
            <text:p>1.000,00</text:p>
          </table:table-cell>
          <table:table-cell table:formula="of:=[.C10]-[.D10]+[.E9]" office:value-type="float" office:value="1000" calcext:value-type="float">
            <text:p>1.000,00</text:p>
          </table:table-cell>
          <table:table-cell/>
          <table:table-cell table:formula="of:=[.D10]-[.F10]" office:value-type="float" office:value="1000" calcext:value-type="float">
            <text:p>1.000,00</text:p>
          </table:table-cell>
        </table:table-row>
        <table:table-row table:style-name="ro1">
          <table:table-cell office:value-type="date" office:date-value="2021-06-30" calcext:value-type="date">
            <text:p>30.06.2021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 office:value-type="float" office:value="3000" calcext:value-type="float">
            <text:p>3.000,00</text:p>
          </table:table-cell>
          <table:table-cell table:formula="of:=[.C11]-[.D11]+[.E10]" office:value-type="float" office:value="0" calcext:value-type="float">
            <text:p>0,00</text:p>
          </table:table-cell>
          <table:table-cell/>
          <table:table-cell table:formula="of:=[.D11]-[.F11]" office:value-type="float" office:value="3000" calcext:value-type="float">
            <text:p>3.000,00</text:p>
          </table:table-cell>
        </table:table-row>
        <table:table-row table:style-name="ro1">
          <table:table-cell office:value-type="date" office:date-value="2021-07-30" calcext:value-type="date">
            <text:p>30.07.2021</text:p>
          </table:table-cell>
          <table:table-cell office:value-type="string" calcext:value-type="string">
            <text:p>Senet 14000</text:p>
          </table:table-cell>
          <table:table-cell office:value-type="float" office:value="14000" calcext:value-type="float">
            <text:p>14.000,00</text:p>
          </table:table-cell>
          <table:table-cell office:value-type="float" office:value="9000" calcext:value-type="float">
            <text:p>9.000,00</text:p>
          </table:table-cell>
          <table:table-cell table:formula="of:=[.C12]-[.D12]+[.E11]" office:value-type="float" office:value="5000" calcext:value-type="float">
            <text:p>5.000,00</text:p>
          </table:table-cell>
          <table:table-cell/>
          <table:table-cell table:formula="of:=[.D12]-[.F12]" office:value-type="float" office:value="9000" calcext:value-type="float">
            <text:p>9.000,00</text:p>
          </table:table-cell>
        </table:table-row>
        <table:table-row table:style-name="ro1">
          <table:table-cell office:value-type="date" office:date-value="2021-09-07" calcext:value-type="date">
            <text:p>07.09.2021</text:p>
          </table:table-cell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C13]-[.D13]+[.E12]" office:value-type="float" office:value="0" calcext:value-type="float">
            <text:p>0,00</text:p>
          </table:table-cell>
          <table:table-cell/>
          <table:table-cell table:formula="of:=[.D13]-[.F13]" office:value-type="float" office:value="5000" calcext:value-type="float">
            <text:p>5.000,00</text:p>
          </table:table-cell>
        </table:table-row>
        <table:table-row table:style-name="ro1">
          <table:table-cell table:number-columns-repeated="4"/>
          <table:table-cell table:formula="of:=[.C14]-[.D14]+[.E13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5]-[.D15]+[.E14]" office:value-type="float" office:value="2000" calcext:value-type="float">
            <text:p>2.00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 office:value-type="float" office:value="4000" calcext:value-type="float">
            <text:p>4.000,00</text:p>
          </table:table-cell>
          <table:table-cell table:formula="of:=[.C16]-[.D16]+[.E15]" office:value-type="float" office:value="0" calcext:value-type="float">
            <text:p>0,00</text:p>
          </table:table-cell>
          <table:table-cell/>
          <table:table-cell table:formula="of:=[.D16]-[.F16]" office:value-type="float" office:value="4000" calcext:value-type="float">
            <text:p>4.000,00</text:p>
          </table:table-cell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table:style-name="ce49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7]-[.D17]+[.E16]" office:value-type="float" office:value="2000" calcext:value-type="float">
            <text:p>2.00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table:style-name="ce49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8]-[.D18]+[.E17]" office:value-type="float" office:value="4000" calcext:value-type="float">
            <text:p>4.00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table:style-name="ce49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9]-[.D19]+[.E18]" office:value-type="float" office:value="6000" calcext:value-type="float">
            <text:p>6.0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table:style-name="ce49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20]-[.D20]+[.E19]" office:value-type="float" office:value="8000" calcext:value-type="float">
            <text:p>8.0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table:style-name="ce49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21]-[.D21]+[.E20]" office:value-type="float" office:value="10000" calcext:value-type="float">
            <text:p>10.00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26"/>
          <table:table-cell table:style-name="ce49"/>
          <table:table-cell table:number-columns-repeated="5"/>
        </table:table-row>
        <table:table-row table:style-name="ro1">
          <table:table-cell table:style-name="ce26"/>
          <table:table-cell table:style-name="ce43" office:value-type="string" calcext:value-type="string">
            <text:p>Toplamlar</text:p>
          </table:table-cell>
          <table:table-cell table:style-name="ce68" table:formula="of:=SUM([.C4:.C22])" office:value-type="float" office:value="38000" calcext:value-type="float">
            <text:p>38.000,00</text:p>
          </table:table-cell>
          <table:table-cell table:style-name="ce68" table:formula="of:=SUM([.D4:.D22])" office:value-type="float" office:value="28000" calcext:value-type="float">
            <text:p>28.000,00</text:p>
          </table:table-cell>
          <table:table-cell table:style-name="ce69" table:formula="of:=[.C23]-[.D23]" office:value-type="float" office:value="10000" calcext:value-type="float">
            <text:p>10.000,00</text:p>
          </table:table-cell>
          <table:table-cell table:style-name="ce68" table:formula="of:=SUM([.F4:.F22])" office:value-type="float" office:value="0" calcext:value-type="float">
            <text:p>0,00</text:p>
          </table:table-cell>
          <table:table-cell table:style-name="ce73" table:formula="of:=[.D23]-[.F23]" office:value-type="float" office:value="28000" calcext:value-type="float">
            <text:p>28.000,00</text:p>
          </table:table-cell>
        </table:table-row>
        <table:table-row table:style-name="ro1">
          <table:table-cell table:style-name="ce26"/>
          <table:table-cell table:style-name="ce49"/>
          <table:table-cell table:number-columns-repeated="2"/>
          <table:table-cell table:style-name="ce61"/>
          <table:table-cell/>
          <table:table-cell table:style-name="Default"/>
        </table:table-row>
        <table:table-row table:style-name="ro1">
          <table:table-cell table:style-name="ce26"/>
          <table:table-cell table:style-name="Default" table:number-columns-repeated="2"/>
          <table:table-cell/>
          <table:table-cell table:style-name="ce70" office:value-type="string" calcext:value-type="string">
            <text:p>Doğuş Toplam Kira Geliri</text:p>
          </table:table-cell>
          <table:table-cell table:style-name="Default"/>
          <table:table-cell table:style-name="ce75" table:formula="of:=[.G23]" office:value-type="float" office:value="28000" calcext:value-type="float">
            <text:p>28.000,00</text:p>
          </table:table-cell>
        </table:table-row>
        <table:table-row table:style-name="ro1">
          <table:table-cell table:style-name="ce40"/>
          <table:table-cell table:style-name="Default" table:number-columns-repeated="3"/>
          <table:table-cell table:style-name="ce71" office:value-type="string" calcext:value-type="string">
            <text:p>Hacı</text:p>
          </table:table-cell>
          <table:table-cell table:style-name="ce72" office:value-type="percentage" office:value="1" calcext:value-type="percentage">
            <text:p>%100,00</text:p>
          </table:table-cell>
          <table:table-cell table:style-name="ce68" table:formula="of:=[.G25]*[.$F$26]" office:value-type="float" office:value="28000" calcext:value-type="float">
            <text:p>28.000,00</text:p>
          </table:table-cell>
        </table:table-row>
      </table:table>
      <table:table table:name="15 Tzgmrg" table:style-name="ta2">
        <table:table-column table:style-name="co8" table:default-cell-style-name="ce26"/>
        <table:table-column table:style-name="co9" table:default-cell-style-name="ce59"/>
        <table:table-column table:style-name="co3" table:default-cell-style-name="ce63"/>
        <table:table-column table:style-name="co10" table:default-cell-style-name="ce61"/>
        <table:table-column table:style-name="co11" table:default-cell-style-name="ce63"/>
        <table:table-column table:style-name="co6" table:default-cell-style-name="ce61"/>
        <table:table-column table:style-name="co7" table:default-cell-style-name="ce63"/>
        <table:table-row table:style-name="ro1" table:number-rows-repeated="2">
          <table:table-cell/>
          <table:table-cell table:style-name="ce43"/>
          <table:table-cell table:style-name="ce61"/>
          <table:table-cell/>
          <table:table-cell table:style-name="ce61"/>
          <table:table-cell/>
          <table:table-cell table:style-name="ce61"/>
        </table:table-row>
        <table:table-row table:style-name="ro1">
          <table:table-cell/>
          <table:table-cell table:style-name="ce43" office:value-type="string" calcext:value-type="string">
            <text:p>Tuzgümrüğü kira </text:p>
          </table:table-cell>
          <table:table-cell table:style-name="ce61"/>
          <table:table-cell/>
          <table:table-cell table:style-name="ce61"/>
          <table:table-cell/>
          <table:table-cell table:style-name="ce61"/>
        </table:table-row>
        <table:table-row table:style-name="ro1">
          <table:table-cell/>
          <table:table-cell table:style-name="Default"/>
          <table:table-cell table:style-name="ce61"/>
          <table:table-cell/>
          <table:table-cell table:style-name="ce61"/>
          <table:table-cell/>
          <table:table-cell table:style-name="ce61"/>
        </table:table-row>
        <table:table-row table:style-name="ro1">
          <table:table-cell/>
          <table:table-cell table:style-name="ce49"/>
          <table:table-cell table:style-name="ce61"/>
          <table:table-cell/>
          <table:table-cell table:style-name="ce61"/>
          <table:table-cell/>
          <table:table-cell table:style-name="ce61"/>
        </table:table-row>
        <table:table-row table:style-name="ro1">
          <table:table-cell table:style-name="ce27" office:value-type="string" calcext:value-type="string">
            <text:p>Tarih</text:p>
          </table:table-cell>
          <table:table-cell table:style-name="ce55" office:value-type="string" calcext:value-type="string">
            <text:p>Açıklama</text:p>
          </table:table-cell>
          <table:table-cell table:style-name="ce62" office:value-type="string" calcext:value-type="string">
            <text:p>Kira bedeli</text:p>
          </table:table-cell>
          <table:table-cell table:style-name="ce62" office:value-type="string" calcext:value-type="string">
            <text:p>Ödeme</text:p>
          </table:table-cell>
          <table:table-cell table:style-name="ce62" office:value-type="string" calcext:value-type="string">
            <text:p>Bakiye</text:p>
          </table:table-cell>
          <table:table-cell table:style-name="ce62" office:value-type="string" calcext:value-type="string">
            <text:p>Masraf</text:p>
          </table:table-cell>
          <table:table-cell table:style-name="ce62" office:value-type="string" calcext:value-type="string">
            <text:p>Kalan Kira</text:p>
          </table:table-cell>
        </table:table-row>
        <table:table-row table:style-name="ro1">
          <table:table-cell table:style-name="ce27"/>
          <table:table-cell table:style-name="ce55"/>
          <table:table-cell table:style-name="ce62" table:number-columns-repeated="5"/>
        </table:table-row>
        <table:table-row table:style-name="ro1">
          <table:table-cell table:style-name="ce37" office:value-type="date" office:date-value="2021-01-20" calcext:value-type="date">
            <text:p>20.01.2021</text:p>
          </table:table-cell>
          <table:table-cell office:value-type="string" calcext:value-type="string">
            <text:p>2020 den kalan</text:p>
          </table:table-cell>
          <table:table-cell office:value-type="float" office:value="1800" calcext:value-type="float">
            <text:p>1.800,00</text:p>
          </table:table-cell>
          <table:table-cell/>
          <table:table-cell table:formula="of:=[.C8]-[.D8]" office:value-type="float" office:value="1800" calcext:value-type="float">
            <text:p>1.8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38" office:value-type="date" office:date-value="2021-02-20" calcext:value-type="date">
            <text:p>20.02.2021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8]-[.D9]" office:value-type="float" office:value="900" calcext:value-type="float">
            <text:p>900,00</text:p>
          </table:table-cell>
          <table:table-cell/>
          <table:table-cell table:formula="of:=[.D9]-[.F9]" office:value-type="float" office:value="900" calcext:value-type="float">
            <text:p>900,00</text:p>
          </table:table-cell>
        </table:table-row>
        <table:table-row table:style-name="ro1">
          <table:table-cell table:style-name="ce37" office:value-type="date" office:date-value="2021-03-20" calcext:value-type="date">
            <text:p>20.03.2021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9]-[.D10]" office:value-type="float" office:value="0" calcext:value-type="float">
            <text:p>0,00</text:p>
          </table:table-cell>
          <table:table-cell/>
          <table:table-cell table:formula="of:=[.D10]-[.F10]" office:value-type="float" office:value="900" calcext:value-type="float">
            <text:p>900,00</text:p>
          </table:table-cell>
        </table:table-row>
        <table:table-row table:style-name="ro1">
          <table:table-cell/>
          <table:table-cell table:style-name="ce57" office:value-type="string" calcext:value-type="string">
            <text:p>30-4-2021-22</text:p>
          </table:table-cell>
          <table:table-cell table:style-name="ce61"/>
          <table:table-cell/>
          <table:table-cell table:formula="of:=[.E10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37" office:value-type="date" office:date-value="2021-04-20" calcext:value-type="date">
            <text:p>20.04.2021</text:p>
          </table:table-cell>
          <table:table-cell table:style-name="ce57" office:value-type="string" calcext:value-type="string">
            <text:p>Salih Kaymak</text:p>
          </table:table-cell>
          <table:table-cell/>
          <table:table-cell table:style-name="ce63"/>
          <table:table-cell table:formula="of:=[.E11]-[.D12]" office:value-type="float" office:value="0" calcext:value-type="float">
            <text:p>0,00</text:p>
          </table:table-cell>
          <table:table-cell table:style-name="ce63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37"/>
          <table:table-cell table:style-name="ce57"/>
          <table:table-cell/>
          <table:table-cell table:style-name="ce63"/>
          <table:table-cell table:formula="of:=[.E12]-[.D13]" office:value-type="float" office:value="0" calcext:value-type="float">
            <text:p>0,00</text:p>
          </table:table-cell>
          <table:table-cell table:style-name="ce63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38" office:value-type="date" office:date-value="2021-04-20" calcext:value-type="date">
            <text:p>20.04.2021</text:p>
          </table:table-cell>
          <table:table-cell table:style-name="ce58"/>
          <table:table-cell office:value-type="float" office:value="12000" calcext:value-type="float">
            <text:p>12.000,00</text:p>
          </table:table-cell>
          <table:table-cell table:style-name="ce64" office:value-type="float" office:value="1000" calcext:value-type="float">
            <text:p>1.000,00</text:p>
          </table:table-cell>
          <table:table-cell table:formula="of:=[.C14]-[.D14]+[.E13]" office:value-type="float" office:value="11000" calcext:value-type="float">
            <text:p>11.000,00</text:p>
          </table:table-cell>
          <table:table-cell table:style-name="ce63"/>
          <table:table-cell table:formula="of:=[.D14]-[.F14]" office:value-type="float" office:value="1000" calcext:value-type="float">
            <text:p>1.000,00</text:p>
          </table:table-cell>
        </table:table-row>
        <table:table-row table:style-name="ro1">
          <table:table-cell table:style-name="ce37" office:value-type="date" office:date-value="2021-05-20" calcext:value-type="date">
            <text:p>20.05.2021</text:p>
          </table:table-cell>
          <table:table-cell table:style-name="ce57"/>
          <table:table-cell/>
          <table:table-cell table:style-name="ce63" office:value-type="float" office:value="1000" calcext:value-type="float">
            <text:p>1.000,00</text:p>
          </table:table-cell>
          <table:table-cell table:formula="of:=[.E14]-[.D15]" office:value-type="float" office:value="10000" calcext:value-type="float">
            <text:p>10.000,00</text:p>
          </table:table-cell>
          <table:table-cell table:style-name="ce63"/>
          <table:table-cell table:formula="of:=[.D15]-[.F15]" office:value-type="float" office:value="1000" calcext:value-type="float">
            <text:p>1.000,00</text:p>
          </table:table-cell>
        </table:table-row>
        <table:table-row table:style-name="ro1">
          <table:table-cell table:style-name="ce38" office:value-type="date" office:date-value="2021-06-20" calcext:value-type="date">
            <text:p>20.06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5]-[.D16]" office:value-type="float" office:value="9000" calcext:value-type="float">
            <text:p>9.000,00</text:p>
          </table:table-cell>
          <table:table-cell/>
          <table:table-cell table:formula="of:=[.D16]-[.F16]" office:value-type="float" office:value="1000" calcext:value-type="float">
            <text:p>1.000,00</text:p>
          </table:table-cell>
        </table:table-row>
        <table:table-row table:style-name="ro1">
          <table:table-cell table:style-name="ce37" office:value-type="date" office:date-value="2021-07-20" calcext:value-type="date">
            <text:p>20.07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6]-[.D17]" office:value-type="float" office:value="8000" calcext:value-type="float">
            <text:p>8.000,00</text:p>
          </table:table-cell>
          <table:table-cell/>
          <table:table-cell table:formula="of:=[.D17]-[.F17]" office:value-type="float" office:value="1000" calcext:value-type="float">
            <text:p>1.000,00</text:p>
          </table:table-cell>
        </table:table-row>
        <table:table-row table:style-name="ro1">
          <table:table-cell table:style-name="ce38" office:value-type="date" office:date-value="2021-08-20" calcext:value-type="date">
            <text:p>20.08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7]-[.D18]" office:value-type="float" office:value="7000" calcext:value-type="float">
            <text:p>7.000,00</text:p>
          </table:table-cell>
          <table:table-cell/>
          <table:table-cell table:formula="of:=[.D18]-[.F18]" office:value-type="float" office:value="1000" calcext:value-type="float">
            <text:p>1.000,00</text:p>
          </table:table-cell>
        </table:table-row>
        <table:table-row table:style-name="ro1">
          <table:table-cell table:style-name="ce37" office:value-type="date" office:date-value="2021-09-20" calcext:value-type="date">
            <text:p>20.09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8]-[.D19]" office:value-type="float" office:value="6000" calcext:value-type="float">
            <text:p>6.000,00</text:p>
          </table:table-cell>
          <table:table-cell/>
          <table:table-cell table:formula="of:=[.D19]-[.F19]" office:value-type="float" office:value="1000" calcext:value-type="float">
            <text:p>1.000,00</text:p>
          </table:table-cell>
        </table:table-row>
        <table:table-row table:style-name="ro1">
          <table:table-cell table:style-name="ce38" office:value-type="date" office:date-value="2021-10-20" calcext:value-type="date">
            <text:p>20.10.2021</text:p>
          </table:table-cell>
          <table:table-cell table:number-columns-repeated="3"/>
          <table:table-cell table:formula="of:=[.E19]-[.D20]" office:value-type="float" office:value="6000" calcext:value-type="float">
            <text:p>6.0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table:style-name="ce37" office:value-type="date" office:date-value="2021-11-20" calcext:value-type="date">
            <text:p>20.11.2021</text:p>
          </table:table-cell>
          <table:table-cell table:number-columns-repeated="3"/>
          <table:table-cell table:formula="of:=[.E20]-[.D21]" office:value-type="float" office:value="6000" calcext:value-type="float">
            <text:p>6.00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38" office:value-type="date" office:date-value="2021-12-20" calcext:value-type="date">
            <text:p>20.12.2021</text:p>
          </table:table-cell>
          <table:table-cell office:value-type="string" calcext:value-type="string">
            <text:p>banka</text:p>
          </table:table-cell>
          <table:table-cell table:number-columns-repeated="2"/>
          <table:table-cell table:formula="of:=[.E21]-[.D22]" office:value-type="float" office:value="6000" calcext:value-type="float">
            <text:p>6.00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/>
          <table:table-cell table:style-name="ce49"/>
          <table:table-cell table:style-name="ce61"/>
          <table:table-cell table:number-columns-repeated="3"/>
          <table:table-cell table:style-name="ce61"/>
        </table:table-row>
        <table:table-row table:style-name="ro1">
          <table:table-cell/>
          <table:table-cell table:style-name="ce43" office:value-type="string" calcext:value-type="string">
            <text:p>Toplamlar</text:p>
          </table:table-cell>
          <table:table-cell table:style-name="ce68"/>
          <table:table-cell table:style-name="ce68" table:formula="of:=SUM([.D8:.D26])" office:value-type="float" office:value="7800" calcext:value-type="float">
            <text:p>7.800,00</text:p>
          </table:table-cell>
          <table:table-cell/>
          <table:table-cell table:style-name="ce68" table:formula="of:=SUM([.F12:.F26])" office:value-type="float" office:value="0" calcext:value-type="float">
            <text:p>0,00</text:p>
          </table:table-cell>
          <table:table-cell table:style-name="ce73" table:formula="of:=[.D27]-[.F27]" office:value-type="float" office:value="7800" calcext:value-type="float">
            <text:p>7.800,00</text:p>
          </table:table-cell>
        </table:table-row>
        <table:table-row table:style-name="ro1">
          <table:table-cell/>
          <table:table-cell table:style-name="ce49"/>
          <table:table-cell table:style-name="ce61"/>
          <table:table-cell/>
          <table:table-cell table:style-name="ce61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70" office:value-type="string" calcext:value-type="string">
            <text:p>Tuzgümrüğü Toplam Kira Geliri</text:p>
          </table:table-cell>
          <table:table-cell table:style-name="Default"/>
          <table:table-cell table:style-name="ce75" table:formula="of:=[.G27]" office:value-type="float" office:value="7800" calcext:value-type="float">
            <text:p>7.8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71"/>
          <table:table-cell table:style-name="Default"/>
          <table:table-cell table:style-name="ce75"/>
        </table:table-row>
        <table:table-row table:style-name="ro1">
          <table:table-cell table:style-name="ce40"/>
          <table:table-cell table:style-name="Default" table:number-columns-repeated="3"/>
          <table:table-cell table:style-name="ce71" office:value-type="string" calcext:value-type="string">
            <text:p>Hacı</text:p>
          </table:table-cell>
          <table:table-cell table:style-name="ce72" office:value-type="percentage" office:value="1" calcext:value-type="percentage">
            <text:p>%100,00</text:p>
          </table:table-cell>
          <table:table-cell table:style-name="ce68" table:formula="of:=[.G29]*[.$F$31]" office:value-type="float" office:value="7800" calcext:value-type="float">
            <text:p>7.800,00</text:p>
          </table:table-cell>
        </table:table-row>
      </table:table>
      <table:table table:name="12 hc" table:style-name="ta3" table:print="false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44"/>
        <table:table-column table:style-name="co15" table:default-cell-style-name="ce144"/>
        <table:table-column table:style-name="co1" table:default-cell-style-name="ce144"/>
        <table:table-row table:style-name="ro2">
          <table:table-cell table:style-name="ce113" office:value-type="string" calcext:value-type="string">
            <text:p>2020 HACI MURAT BALCI </text:p>
          </table:table-cell>
          <table:table-cell table:number-columns-repeated="5"/>
        </table:table-row>
        <table:table-row table:style-name="ro2">
          <table:table-cell/>
          <table:table-cell table:style-name="ce113" table:number-columns-repeated="2"/>
          <table:table-cell table:style-name="ce162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</table:table-row>
        <table:table-row table:style-name="ro2">
          <table:table-cell/>
          <table:table-cell table:style-name="ce113" table:number-columns-repeated="2"/>
          <table:table-cell table:style-name="ce162" table:number-columns-repeated="3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5" office:value-type="string" calcext:value-type="string">
            <text:p>02 Selanik hesap</text:p>
          </table:table-cell>
          <table:table-cell table:style-name="ce31" office:value-type="string" calcext:value-type="string">
            <text:p><text:span text:style-name="T1">/2021/21.ods</text:span>/03 Tp</text:p>
          </table:table-cell>
          <table:table-cell table:style-name="ce169" table:formula="of:=['file:///home/mr/aa/hes2020/Account/2021/21.ods'#$'02 Slnk'.G1]" office:value-type="float" office:value="-78419.17" calcext:value-type="float">
            <text:p>-78.419,17</text:p>
          </table:table-cell>
          <table:table-cell table:style-name="ce169"/>
          <table:table-cell table:style-name="ce164" table:formula="of:=[.F3]+[.D4]-[.E4]" office:value-type="float" office:value="-78419.17" calcext:value-type="float">
            <text:p>-78.419,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09" office:value-type="string" calcext:value-type="string">
            <text:p>04 Lise Arkası</text:p>
          </table:table-cell>
          <table:table-cell table:style-name="ce115" office:value-type="string" calcext:value-type="string">
            <text:p><text:span text:style-name="T1">/2021/21dgs.ods</text:span>/15 Tzg</text:p>
          </table:table-cell>
          <table:table-cell table:style-name="ce169" table:formula="of:=['file:///home/mr/aa/hes2020/Account/2021/21.ods'#$'04 Ls'.G22]" office:value-type="float" office:value="0" calcext:value-type="float">
            <text:p>,00</text:p>
          </table:table-cell>
          <table:table-cell table:style-name="ce162"/>
          <table:table-cell table:style-name="ce164" table:formula="of:=[.F4]+[.D5]-[.E5]" office:value-type="float" office:value="-78419.17" calcext:value-type="float">
            <text:p>-78.419,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05 Ali Paşa Ön</text:p>
          </table:table-cell>
          <table:table-cell table:style-name="ce115" office:value-type="string" calcext:value-type="string">
            <text:p><text:span text:style-name="T1">/2021/21.ods</text:span>/03 Tp</text:p>
          </table:table-cell>
          <table:table-cell table:style-name="ce169" table:formula="of:=['file:///home/mr/aa/hes2020/Account/2021/21.ods'#$'03 Tp'.K12]" office:value-type="float" office:value="106.25" calcext:value-type="float">
            <text:p>106,25</text:p>
          </table:table-cell>
          <table:table-cell table:style-name="ce162"/>
          <table:table-cell table:style-name="ce164" table:formula="of:=[.F5]+[.D6]-[.E6]" office:value-type="float" office:value="-78312.92" calcext:value-type="float">
            <text:p>-78.312,9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5" office:value-type="string" calcext:value-type="string">
            <text:p>05 Ali Paşa Arka</text:p>
          </table:table-cell>
          <table:table-cell table:style-name="ce31" office:value-type="string" calcext:value-type="string">
            <text:p><text:span text:style-name="T1">/2021/21.ods</text:span>/03 Tp</text:p>
          </table:table-cell>
          <table:table-cell table:style-name="ce169" table:formula="of:=['file:///home/mr/aa/hes2020/Account/2021/21.ods'#$'03 Tp'.K15]" office:value-type="float" office:value="0" calcext:value-type="float">
            <text:p>,00</text:p>
          </table:table-cell>
          <table:table-cell table:style-name="ce162"/>
          <table:table-cell table:style-name="ce164" table:formula="of:=[.F6]+[.D7]-[.E7]" office:value-type="float" office:value="-78312.92" calcext:value-type="float">
            <text:p>-78.312,9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06 Ayşe Balcı hesap</text:p>
          </table:table-cell>
          <table:table-cell table:style-name="ce115" office:value-type="string" calcext:value-type="string">
            <text:p>/2021/21.ods/06 Ayse</text:p>
          </table:table-cell>
          <table:table-cell table:style-name="ce164" table:formula="of:=['file:///home/mr/aa/hes2020/Account/2021/21.ods'#$'06 Ayşe '.C3]" office:value-type="float" office:value="-20695.8" calcext:value-type="float">
            <text:p>-20.695,80</text:p>
          </table:table-cell>
          <table:table-cell table:style-name="ce164"/>
          <table:table-cell table:style-name="ce164" table:formula="of:=[.F7]+[.D8]-[.E8]" office:value-type="float" office:value="-99008.72" calcext:value-type="float">
            <text:p>-99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0 Sanayi </text:p>
          </table:table-cell>
          <table:table-cell table:style-name="ce115" office:value-type="string" calcext:value-type="string">
            <text:p><text:span text:style-name="T1">/2021/21sny.ods</text:span>/10 sny</text:p>
          </table:table-cell>
          <table:table-cell table:style-name="ce169" table:formula="of:=['file:///home/mr/aa/hes2020/Account/2021/21sny.ods'#$'10 Sny'.G17]" office:value-type="float" office:value="0" calcext:value-type="float">
            <text:p>,00</text:p>
          </table:table-cell>
          <table:table-cell table:style-name="ce162"/>
          <table:table-cell table:style-name="ce164" table:formula="of:=[.F8]+[.D9]-[.E9]" office:value-type="float" office:value="-99008.72" calcext:value-type="float">
            <text:p>-99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4 Doğuş</text:p>
          </table:table-cell>
          <table:table-cell table:style-name="ce115" office:value-type="string" calcext:value-type="string">
            <text:p><text:span text:style-name="T1">/2021/21dgs.ods</text:span>/14 Tzg</text:p>
          </table:table-cell>
          <table:table-cell table:style-name="ce169" table:formula="of:=[$'14 Dgs'.G26]" office:value-type="float" office:value="28000" calcext:value-type="float">
            <text:p>28.000,00</text:p>
          </table:table-cell>
          <table:table-cell table:style-name="ce162"/>
          <table:table-cell table:style-name="ce164" table:formula="of:=[.F9]+[.D10]-[.E10]" office:value-type="float" office:value="-71008.72" calcext:value-type="float">
            <text:p>-71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5 Tuzgümrüğü</text:p>
          </table:table-cell>
          <table:table-cell table:style-name="ce115" office:value-type="string" calcext:value-type="string">
            <text:p><text:span text:style-name="T1">/2021/21dgs.ods</text:span>/14 dgs</text:p>
          </table:table-cell>
          <table:table-cell table:style-name="ce169" table:formula="of:=[$'15 Tzgmrg'.G31]" office:value-type="float" office:value="7800" calcext:value-type="float">
            <text:p>7.800,00</text:p>
          </table:table-cell>
          <table:table-cell table:style-name="ce162"/>
          <table:table-cell table:style-name="ce164" table:formula="of:=[.F10]+[.D11]-[.E11]" office:value-type="float" office:value="-63208.72" calcext:value-type="float">
            <text:p>-63.2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sn Nazan Balcı hesap</text:p>
          </table:table-cell>
          <table:table-cell table:style-name="ce115" office:value-type="string" calcext:value-type="string">
            <text:p>/2021/21sny.ods/17sn nzn</text:p>
          </table:table-cell>
          <table:table-cell table:style-name="ce164" table:formula="of:=['file:///home/mr/aa/hes2020/Account/2021/21sny.ods'#$'17sn Nzn'.E20]" office:value-type="float" office:value="0" calcext:value-type="float">
            <text:p>,00</text:p>
          </table:table-cell>
          <table:table-cell table:style-name="ce164"/>
          <table:table-cell table:style-name="ce164" table:formula="of:=[.F11]+[.D12]-[.E12]" office:value-type="float" office:value="-63208.72" calcext:value-type="float">
            <text:p>-63.2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ap İsmail Balcı hesap</text:p>
          </table:table-cell>
          <table:table-cell table:style-name="ce115" office:value-type="string" calcext:value-type="string">
            <text:p>/2021/21.ods/17ap nzn</text:p>
          </table:table-cell>
          <table:table-cell table:style-name="ce164" table:formula="of:=['file:///home/mr/aa/hes2020/Account/2021/21.ods'#$'17ap nzn'.E9]" office:value-type="float" office:value="-283.05" calcext:value-type="float">
            <text:p>-283,05</text:p>
          </table:table-cell>
          <table:table-cell table:style-name="ce164"/>
          <table:table-cell table:style-name="ce164" table:formula="of:=[.F12]+[.D13]-[.E13]" office:value-type="float" office:value="-63491.77" calcext:value-type="float">
            <text:p>-63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3]+[.D14]-[.E14]" office:value-type="float" office:value="-63491.77" calcext:value-type="float">
            <text:p>-63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4]+[.D15]-[.E15]" office:value-type="float" office:value="-63491.77" calcext:value-type="float">
            <text:p>-63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5]+[.D16]-[.E16]" office:value-type="float" office:value="-63491.77" calcext:value-type="float">
            <text:p>-63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6]+[.D17]-[.E17]" office:value-type="float" office:value="-63491.77" calcext:value-type="float">
            <text:p>-63.491,77</text:p>
          </table:table-cell>
        </table:table-row>
        <table:table-row table:style-name="ro2" table:number-rows-repeated="7">
          <table:table-cell table:style-name="ce56"/>
          <table:table-cell table:number-columns-repeated="4"/>
          <table:table-cell table:style-name="ce164"/>
        </table:table-row>
        <table:table-row table:style-name="ro2">
          <table:table-cell table:style-name="ce56"/>
          <table:table-cell table:number-columns-repeated="4"/>
          <table:table-cell table:style-name="ce164" table:formula="of:=[.F17]+[.D25]-[.E25]" office:value-type="float" office:value="-63491.77" calcext:value-type="float">
            <text:p>-63.491,77</text:p>
          </table:table-cell>
        </table:table-row>
        <table:table-row table:style-name="ro2">
          <table:table-cell table:number-columns-repeated="5"/>
          <table:table-cell table:style-name="ce164" table:formula="of:=[.F25]+[.D26]-[.E26]" office:value-type="float" office:value="-63491.77" calcext:value-type="float">
            <text:p>-63.491,77</text:p>
          </table:table-cell>
        </table:table-row>
        <table:table-row table:style-name="ro2">
          <table:table-cell table:number-columns-repeated="5"/>
          <table:table-cell table:style-name="ce164" table:formula="of:=[.F26]+[.D27]-[.E27]" office:value-type="float" office:value="-63491.77" calcext:value-type="float">
            <text:p>-63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27]+[.D28]-[.E28]" office:value-type="float" office:value="-63491.77" calcext:value-type="float">
            <text:p>-63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28]+[.D29]-[.E29]" office:value-type="float" office:value="-63491.77" calcext:value-type="float">
            <text:p>-63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29]+[.D30]-[.E30]" office:value-type="float" office:value="-63491.77" calcext:value-type="float">
            <text:p>-63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0]+[.D31]-[.E31]" office:value-type="float" office:value="-63491.77" calcext:value-type="float">
            <text:p>-63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1]+[.D32]-[.E32]" office:value-type="float" office:value="-63491.77" calcext:value-type="float">
            <text:p>-63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2]+[.D33]-[.E33]" office:value-type="float" office:value="-63491.77" calcext:value-type="float">
            <text:p>-63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3]+[.D34]-[.E34]" office:value-type="float" office:value="-63491.77" calcext:value-type="float">
            <text:p>-63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4]+[.D35]-[.E35]" office:value-type="float" office:value="-63491.77" calcext:value-type="float">
            <text:p>-63.491,77</text:p>
          </table:table-cell>
        </table:table-row>
        <table:table-row table:style-name="ro2" table:number-rows-repeated="13">
          <table:table-cell table:number-columns-repeated="5"/>
          <table:table-cell table:style-name="ce164"/>
        </table:table-row>
        <table:table-row table:style-name="ro1" table:number-rows-repeated="104852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ÜNLÜK" table:style-name="ta3" table:print="false"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" table:number-columns-repeated="3" table:default-cell-style-name="ce66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71" table:formula="of:=[.C12]+[.C18]+[.C25]+[.C37]+[.C58]+[.C64]+[.C73]+[.C85]+[.C103]+[.C117]+[.C131]+[.C138]" office:value-type="float" office:value="244800" calcext:value-type="float">
            <text:p>244800</text:p>
          </table:table-cell>
          <table:table-cell table:style-name="ce71" table:formula="of:=[.D12]+[.D18]+[.D25]+[.D37]+[.D58]+[.D64]+[.D73]+[.D85]+[.D103]+[.D117]+[.D131]+[.D138]" office:value-type="float" office:value="184700" calcext:value-type="float">
            <text:p>184700</text:p>
          </table:table-cell>
          <table:table-cell table:style-name="ce71" table:formula="of:=[.E12]+[.E18]+[.E25]+[.E37]+[.E58]+[.E64]+[.E73]+[.E85]+[.E103]+[.E117]+[.E131]+[.E138]" office:value-type="float" office:value="115217.59" calcext:value-type="float">
            <text:p>115217,59</text:p>
          </table:table-cell>
          <table:table-cell/>
        </table:table-row>
        <table:table-row table:style-name="ro1">
          <table:table-cell table:number-columns-repeated="2"/>
          <table:table-cell table:style-name="ce65" office:value-type="string" calcext:value-type="string">
            <text:p>ödenecek</text:p>
          </table:table-cell>
          <table:table-cell table:style-name="ce67" office:value-type="string" calcext:value-type="string">
            <text:p>GİRİŞ</text:p>
          </table:table-cell>
          <table:table-cell table:style-name="ce67" office:value-type="string" calcext:value-type="string">
            <text:p>ÇIKIŞ</text:p>
          </table:table-cell>
          <table:table-cell table:style-name="ce67" office:value-type="string" calcext:value-type="string">
            <text:p>BAKİYE</text:p>
          </table:table-cell>
        </table:table-row>
        <table:table-row table:style-name="ro1">
          <table:table-cell/>
          <table:table-cell table:style-name="ce42" office:value-type="string" calcext:value-type="string">
            <text:p>- OCAK 2021</text:p>
          </table:table-cell>
          <table:table-cell table:style-name="ce65"/>
          <table:table-cell table:style-name="ce67" table:number-columns-repeated="3"/>
        </table:table-row>
        <table:table-row table:style-name="ro1">
          <table:table-cell table:style-name="ce56" office:value-type="date" office:date-value="2021-01-01" calcext:value-type="date">
            <text:p>01.01.2021</text:p>
          </table:table-cell>
          <table:table-cell office:value-type="string" calcext:value-type="string">
            <text:p>audi akü <text:s/>kk 4 tkst</text:p>
          </table:table-cell>
          <table:table-cell table:number-columns-repeated="2"/>
          <table:table-cell office:value-type="float" office:value="600" calcext:value-type="float">
            <text:p>600,00</text:p>
          </table:table-cell>
          <table:table-cell table:formula="of:=[.D5]-[.E5]" office:value-type="float" office:value="-600" calcext:value-type="float">
            <text:p>-600,00</text:p>
          </table:table-cell>
        </table:table-row>
        <table:table-row table:style-name="ro1">
          <table:table-cell table:style-name="ce56" office:value-type="date" office:date-value="2021-01-01" calcext:value-type="date">
            <text:p>01.01.2021</text:p>
          </table:table-cell>
          <table:table-cell office:value-type="string" calcext:value-type="string">
            <text:p>audi lastik 8 tkst</text:p>
          </table:table-cell>
          <table:table-cell table:number-columns-repeated="2"/>
          <table:table-cell office:value-type="float" office:value="1600" calcext:value-type="float">
            <text:p>1.600,00</text:p>
          </table:table-cell>
          <table:table-cell table:formula="of:=[.F5]+[.D6]-[.E6]" office:value-type="float" office:value="-2200" calcext:value-type="float">
            <text:p>-2.200,00</text:p>
          </table:table-cell>
        </table:table-row>
        <table:table-row table:style-name="ro1">
          <table:table-cell table:style-name="ce56" office:value-type="date" office:date-value="2021-01-28" calcext:value-type="date">
            <text:p>28.01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1" calcext:value-type="float">
            <text:p>1.001,00</text:p>
          </table:table-cell>
          <table:table-cell table:formula="of:=[.F6]+[.D7]-[.E7]" office:value-type="float" office:value="-3201" calcext:value-type="float">
            <text:p>-3.201,00</text:p>
          </table:table-cell>
        </table:table-row>
        <table:table-row table:style-name="ro1">
          <table:table-cell table:style-name="ce56" office:value-type="date" office:date-value="2021-01-28" calcext:value-type="date">
            <text:p>28.01.2021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1001" calcext:value-type="float">
            <text:p>1.001,00</text:p>
          </table:table-cell>
          <table:table-cell table:formula="of:=[.F7]+[.D8]-[.E8]" office:value-type="float" office:value="-4202" calcext:value-type="float">
            <text:p>-4.202,00</text:p>
          </table:table-cell>
        </table:table-row>
        <table:table-row table:style-name="ro1">
          <table:table-cell table:style-name="ce56" office:value-type="date" office:date-value="2021-01-28" calcext:value-type="date">
            <text:p>28.01.2021</text:p>
          </table:table-cell>
          <table:table-cell office:value-type="string" calcext:value-type="string">
            <text:p>HDIsigorta kümbet 1 dask kk 4 tkst</text:p>
          </table:table-cell>
          <table:table-cell table:number-columns-repeated="2"/>
          <table:table-cell office:value-type="float" office:value="251.79" calcext:value-type="float">
            <text:p>251,79</text:p>
          </table:table-cell>
          <table:table-cell table:formula="of:=[.F8]+[.D9]-[.E9]" office:value-type="float" office:value="-4453.79" calcext:value-type="float">
            <text:p>-4.453,79</text:p>
          </table:table-cell>
        </table:table-row>
        <table:table-row table:style-name="ro1">
          <table:table-cell table:style-name="ce56" office:value-type="date" office:date-value="2021-01-30" calcext:value-type="date">
            <text:p>30.01.2021</text:p>
          </table:table-cell>
          <table:table-cell office:value-type="string" calcext:value-type="string">
            <text:p>Hurdacı Senet </text:p>
          </table:table-cell>
          <table:table-cell office:value-type="float" office:value="6000" calcext:value-type="float">
            <text:p>6000</text:p>
          </table:table-cell>
          <table:table-cell office:value-type="float" office:value="6000" calcext:value-type="float">
            <text:p>6.000,00</text:p>
          </table:table-cell>
          <table:table-cell/>
          <table:table-cell table:formula="of:=[.F9]+[.D10]-[.E10]" office:value-type="float" office:value="1546.21" calcext:value-type="float">
            <text:p>1.546,21</text:p>
          </table:table-cell>
        </table:table-row>
        <table:table-row table:style-name="ro1">
          <table:table-cell table:style-name="ce56" office:value-type="date" office:date-value="2021-01-30" calcext:value-type="date">
            <text:p>30.01.2021</text:p>
          </table:table-cell>
          <table:table-cell office:value-type="string" calcext:value-type="string">
            <text:p>pervin ziraat kredi sigorta</text:p>
          </table:table-cell>
          <table:table-cell table:number-columns-repeated="2"/>
          <table:table-cell office:value-type="float" office:value="1690" calcext:value-type="float">
            <text:p>1.690,00</text:p>
          </table:table-cell>
          <table:table-cell table:formula="of:=[.F10]+[.D11]-[.E11]" office:value-type="float" office:value="-143.79" calcext:value-type="float">
            <text:p>-143,79</text:p>
          </table:table-cell>
        </table:table-row>
        <table:table-row table:style-name="ro1">
          <table:table-cell table:style-name="ce56"/>
          <table:table-cell/>
          <table:table-cell table:style-name="ce71" table:formula="of:=SUM([.C5:.C11])" office:value-type="float" office:value="6000" calcext:value-type="float">
            <text:p>6000</text:p>
          </table:table-cell>
          <table:table-cell table:style-name="ce71" table:formula="of:=SUM([.D5:.D11])" office:value-type="float" office:value="6000" calcext:value-type="float">
            <text:p>6000</text:p>
          </table:table-cell>
          <table:table-cell table:style-name="ce71" table:formula="of:=SUM([.E5:.E11])" office:value-type="float" office:value="6143.79" calcext:value-type="float">
            <text:p>6143,79</text:p>
          </table:table-cell>
          <table:table-cell table:formula="of:=[.F11]" office:value-type="float" office:value="-143.79" calcext:value-type="float">
            <text:p>-143,79</text:p>
          </table:table-cell>
        </table:table-row>
        <table:table-row table:style-name="ro1">
          <table:table-cell table:style-name="ce56"/>
          <table:table-cell table:style-name="ce71" office:value-type="string" calcext:value-type="string">
            <text:p>ŞUBAT</text:p>
          </table:table-cell>
          <table:table-cell table:number-columns-repeated="3"/>
          <table:table-cell table:formula="of:=[.F12]+[.D13]-[.E13]" office:value-type="float" office:value="-143.79" calcext:value-type="float">
            <text:p>-143,79</text:p>
          </table:table-cell>
        </table:table-row>
        <table:table-row table:style-name="ro1">
          <table:table-cell table:style-name="ce56" office:value-type="date" office:date-value="2021-02-26" calcext:value-type="date">
            <text:p>26.02.2021</text:p>
          </table:table-cell>
          <table:table-cell office:value-type="string" calcext:value-type="string">
            <text:p>hp lazer amazon kk 6 tkst</text:p>
          </table:table-cell>
          <table:table-cell table:number-columns-repeated="2"/>
          <table:table-cell office:value-type="float" office:value="1192.8" calcext:value-type="float">
            <text:p>1.192,80</text:p>
          </table:table-cell>
          <table:table-cell table:formula="of:=[.F13]+[.D14]-[.E14]" office:value-type="float" office:value="-1336.59" calcext:value-type="float">
            <text:p>-1.336,59</text:p>
          </table:table-cell>
        </table:table-row>
        <table:table-row table:style-name="ro1">
          <table:table-cell table:style-name="ce56" office:value-type="date" office:date-value="2021-02-28" calcext:value-type="date">
            <text:p>28.02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2" calcext:value-type="float">
            <text:p>1.002,00</text:p>
          </table:table-cell>
          <table:table-cell table:formula="of:=[.F14]+[.D15]-[.E15]" office:value-type="float" office:value="-2338.59" calcext:value-type="float">
            <text:p>-2.338,59</text:p>
          </table:table-cell>
        </table:table-row>
        <table:table-row table:style-name="ro1">
          <table:table-cell table:style-name="ce56" office:value-type="date" office:date-value="2021-02-28" calcext:value-type="date">
            <text:p>28.02.2021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1002" calcext:value-type="float">
            <text:p>1.002,00</text:p>
          </table:table-cell>
          <table:table-cell table:formula="of:=[.F15]+[.D16]-[.E16]" office:value-type="float" office:value="-3340.59" calcext:value-type="float">
            <text:p>-3.340,59</text:p>
          </table:table-cell>
        </table:table-row>
        <table:table-row table:style-name="ro1">
          <table:table-cell table:style-name="ce56" office:value-type="date" office:date-value="2021-02-28" calcext:value-type="date">
            <text:p>28.02.2021</text:p>
          </table:table-cell>
          <table:table-cell office:value-type="string" calcext:value-type="string">
            <text:p>Doğuş Kira </text:p>
          </table:table-cell>
          <table:table-cell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16]+[.D17]-[.E17]" office:value-type="float" office:value="-1340.59" calcext:value-type="float">
            <text:p>-1.340,59</text:p>
          </table:table-cell>
        </table:table-row>
        <table:table-row table:style-name="ro1">
          <table:table-cell table:style-name="ce56"/>
          <table:table-cell/>
          <table:table-cell table:style-name="ce71" table:formula="of:=SUM([.C14:.C17])" office:value-type="float" office:value="2000" calcext:value-type="float">
            <text:p>2000</text:p>
          </table:table-cell>
          <table:table-cell table:style-name="ce71" table:formula="of:=SUM([.D14:.D17])" office:value-type="float" office:value="2000" calcext:value-type="float">
            <text:p>2000</text:p>
          </table:table-cell>
          <table:table-cell table:style-name="ce71" table:formula="of:=SUM([.E14:.E17])" office:value-type="float" office:value="3196.8" calcext:value-type="float">
            <text:p>3196,8</text:p>
          </table:table-cell>
          <table:table-cell table:formula="of:=[.F17]" office:value-type="float" office:value="-1340.59" calcext:value-type="float">
            <text:p>-1.340,59</text:p>
          </table:table-cell>
        </table:table-row>
        <table:table-row table:style-name="ro1">
          <table:table-cell table:style-name="ce56"/>
          <table:table-cell table:style-name="ce71" office:value-type="string" calcext:value-type="string">
            <text:p>MART</text:p>
          </table:table-cell>
          <table:table-cell table:number-columns-repeated="3"/>
          <table:table-cell table:formula="of:=[.F18]+[.D19]-[.E19]" office:value-type="float" office:value="-1340.59" calcext:value-type="float">
            <text:p>-1.340,59</text:p>
          </table:table-cell>
        </table:table-row>
        <table:table-row table:style-name="ro1">
          <table:table-cell table:style-name="ce56" office:value-type="date" office:date-value="2021-03-12" calcext:value-type="date">
            <text:p>12.03.2021</text:p>
          </table:table-cell>
          <table:table-cell office:value-type="string" calcext:value-type="string">
            <text:p>Motorcu Kira</text:p>
          </table:table-cell>
          <table:table-cell office:value-type="float" office:value="1750" calcext:value-type="float">
            <text:p>1750</text:p>
          </table:table-cell>
          <table:table-cell office:value-type="float" office:value="1750" calcext:value-type="float">
            <text:p>1.750,00</text:p>
          </table:table-cell>
          <table:table-cell/>
          <table:table-cell table:formula="of:=[.F19]+[.D20]-[.E20]" office:value-type="float" office:value="409.41" calcext:value-type="float">
            <text:p>409,41</text:p>
          </table:table-cell>
        </table:table-row>
        <table:table-row table:style-name="ro1">
          <table:table-cell table:style-name="ce56" office:value-type="date" office:date-value="2021-03-12" calcext:value-type="date">
            <text:p>12.03.2021</text:p>
          </table:table-cell>
          <table:table-cell office:value-type="string" calcext:value-type="string">
            <text:p>motorcu kiradan forklift tamiri</text:p>
          </table:table-cell>
          <table:table-cell table:number-columns-repeated="2"/>
          <table:table-cell office:value-type="float" office:value="1750" calcext:value-type="float">
            <text:p>1.750,00</text:p>
          </table:table-cell>
          <table:table-cell table:formula="of:=[.F20]+[.D21]-[.E21]" office:value-type="float" office:value="-1340.59" calcext:value-type="float">
            <text:p>-1.340,59</text:p>
          </table:table-cell>
        </table:table-row>
        <table:table-row table:style-name="ro1">
          <table:table-cell table:style-name="ce56" office:value-type="date" office:date-value="2021-03-28" calcext:value-type="date">
            <text:p>28.03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3" calcext:value-type="float">
            <text:p>1.003,00</text:p>
          </table:table-cell>
          <table:table-cell table:formula="of:=[.F21]+[.D22]-[.E22]" office:value-type="float" office:value="-2343.59" calcext:value-type="float">
            <text:p>-2.343,59</text:p>
          </table:table-cell>
        </table:table-row>
        <table:table-row table:style-name="ro1">
          <table:table-cell table:style-name="ce56" office:value-type="date" office:date-value="2021-03-28" calcext:value-type="date">
            <text:p>28.03.2021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1003" calcext:value-type="float">
            <text:p>1.003,00</text:p>
          </table:table-cell>
          <table:table-cell table:formula="of:=[.F22]+[.D23]-[.E23]" office:value-type="float" office:value="-3346.59" calcext:value-type="float">
            <text:p>-3.346,59</text:p>
          </table:table-cell>
        </table:table-row>
        <table:table-row table:style-name="ro1">
          <table:table-cell table:style-name="ce56" office:value-type="date" office:date-value="2021-03-30" calcext:value-type="date">
            <text:p>30.03.2021</text:p>
          </table:table-cell>
          <table:table-cell office:value-type="string" calcext:value-type="string">
            <text:p>doğuş kira senet</text:p>
          </table:table-cell>
          <table:table-cell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23]+[.D24]-[.E24]" office:value-type="float" office:value="-1346.59" calcext:value-type="float">
            <text:p>-1.346,59</text:p>
          </table:table-cell>
        </table:table-row>
        <table:table-row table:style-name="ro1">
          <table:table-cell table:style-name="ce56"/>
          <table:table-cell/>
          <table:table-cell table:style-name="ce71" table:formula="of:=SUM([.C20:.C24])" office:value-type="float" office:value="3750" calcext:value-type="float">
            <text:p>3750</text:p>
          </table:table-cell>
          <table:table-cell table:style-name="ce71" table:formula="of:=SUM([.D20:.D24])" office:value-type="float" office:value="3750" calcext:value-type="float">
            <text:p>3750</text:p>
          </table:table-cell>
          <table:table-cell table:style-name="ce71" table:formula="of:=SUM([.E20:.E24])" office:value-type="float" office:value="3756" calcext:value-type="float">
            <text:p>3756</text:p>
          </table:table-cell>
          <table:table-cell table:formula="of:=[.F24]" office:value-type="float" office:value="-1346.59" calcext:value-type="float">
            <text:p>-1.346,59</text:p>
          </table:table-cell>
        </table:table-row>
        <table:table-row table:style-name="ro1">
          <table:table-cell table:style-name="ce56"/>
          <table:table-cell table:style-name="ce71" office:value-type="string" calcext:value-type="string">
            <text:p>NİSAN</text:p>
          </table:table-cell>
          <table:table-cell table:number-columns-repeated="3"/>
          <table:table-cell table:formula="of:=[.F25]+[.D26]-[.E26]" office:value-type="float" office:value="-1346.59" calcext:value-type="float">
            <text:p>-1.346,59</text:p>
          </table:table-cell>
        </table:table-row>
        <table:table-row table:style-name="ro1">
          <table:table-cell table:style-name="ce56" office:value-type="date" office:date-value="2021-04-20" calcext:value-type="date">
            <text:p>20.04.2021</text:p>
          </table:table-cell>
          <table:table-cell office:value-type="string" calcext:value-type="string">
            <text:p>ali demirelden (umutun hesaba)</text:p>
          </table:table-cell>
          <table:table-cell office:value-type="float" office:value="6000" calcext:value-type="float">
            <text:p>6000</text:p>
          </table:table-cell>
          <table:table-cell office:value-type="float" office:value="6000" calcext:value-type="float">
            <text:p>6.000,00</text:p>
          </table:table-cell>
          <table:table-cell/>
          <table:table-cell table:formula="of:=[.F26]+[.D27]-[.E27]" office:value-type="float" office:value="4653.41" calcext:value-type="float">
            <text:p>4.653,41</text:p>
          </table:table-cell>
        </table:table-row>
        <table:table-row table:style-name="ro1">
          <table:table-cell table:style-name="ce56"/>
          <table:table-cell office:value-type="string" calcext:value-type="string">
            <text:p>umuttan benim hesaba 3500</text:p>
          </table:table-cell>
          <table:table-cell table:number-columns-repeated="3"/>
          <table:table-cell table:formula="of:=[.F27]+[.D28]-[.E28]" office:value-type="float" office:value="4653.41" calcext:value-type="float">
            <text:p>4.653,41</text:p>
          </table:table-cell>
        </table:table-row>
        <table:table-row table:style-name="ro1">
          <table:table-cell table:style-name="ce56" office:value-type="date" office:date-value="2021-04-20" calcext:value-type="date">
            <text:p>20.04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28]+[.D29]-[.E29]" office:value-type="float" office:value="3653.41" calcext:value-type="float">
            <text:p>3.653,41</text:p>
          </table:table-cell>
        </table:table-row>
        <table:table-row table:style-name="ro1">
          <table:table-cell table:style-name="ce56" office:value-type="date" office:date-value="2021-04-20" calcext:value-type="date">
            <text:p>20.04.2021</text:p>
          </table:table-cell>
          <table:table-cell office:value-type="string" calcext:value-type="string">
            <text:p>Umut (500 araç için)</text:p>
          </table:table-cell>
          <table:table-cell table:number-columns-repeated="2"/>
          <table:table-cell office:value-type="float" office:value="1500" calcext:value-type="float">
            <text:p>1.500,00</text:p>
          </table:table-cell>
          <table:table-cell table:formula="of:=[.F29]+[.D30]-[.E30]" office:value-type="float" office:value="2153.41" calcext:value-type="float">
            <text:p>2.153,41</text:p>
          </table:table-cell>
        </table:table-row>
        <table:table-row table:style-name="ro1">
          <table:table-cell table:style-name="ce56" office:value-type="date" office:date-value="2021-04-22" calcext:value-type="date">
            <text:p>22.04.2021</text:p>
          </table:table-cell>
          <table:table-cell office:value-type="string" calcext:value-type="string">
            <text:p>motorcu mesut nakit</text:p>
          </table:table-cell>
          <table:table-cell office:value-type="float" office:value="3000" calcext:value-type="float">
            <text:p>3000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F30]+[.D31]-[.E31]" office:value-type="float" office:value="5153.41" calcext:value-type="float">
            <text:p>5.153,41</text:p>
          </table:table-cell>
        </table:table-row>
        <table:table-row table:style-name="ro1">
          <table:table-cell table:style-name="ce56" office:value-type="date" office:date-value="2021-04-22" calcext:value-type="date">
            <text:p>22.04.2021</text:p>
          </table:table-cell>
          <table:table-cell office:value-type="string" calcext:value-type="string">
            <text:p>mustafa harun audi kilit için</text:p>
          </table:table-cell>
          <table:table-cell table:number-columns-repeated="2"/>
          <table:table-cell office:value-type="float" office:value="300" calcext:value-type="float">
            <text:p>300,00</text:p>
          </table:table-cell>
          <table:table-cell table:formula="of:=[.F31]+[.D32]-[.E32]" office:value-type="float" office:value="4853.41" calcext:value-type="float">
            <text:p>4.853,41</text:p>
          </table:table-cell>
        </table:table-row>
        <table:table-row table:style-name="ro1">
          <table:table-cell/>
          <table:table-cell office:value-type="string" calcext:value-type="string">
            <text:p>mustafadan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formula="of:=[.F32]+[.D33]-[.E33]" office:value-type="float" office:value="5153.41" calcext:value-type="float">
            <text:p>5.15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SnA yıkamacı aliden kira</text:p>
          </table:table-cell>
          <table:table-cell office:value-type="float" office:value="17500" calcext:value-type="float">
            <text:p>17500</text:p>
          </table:table-cell>
          <table:table-cell office:value-type="float" office:value="14500" calcext:value-type="float">
            <text:p>14.500,00</text:p>
          </table:table-cell>
          <table:table-cell/>
          <table:table-cell table:formula="of:=[.F33]+[.D34]-[.E34]" office:value-type="float" office:value="19653.41" calcext:value-type="float">
            <text:p>19.65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ciğerci cesur kira</text:p>
          </table:table-cell>
          <table:table-cell/>
          <table:table-cell office:value-type="float" office:value="850" calcext:value-type="float">
            <text:p>850,00</text:p>
          </table:table-cell>
          <table:table-cell/>
          <table:table-cell table:formula="of:=[.F34]+[.D35]-[.E35]" office:value-type="float" office:value="20503.41" calcext:value-type="float">
            <text:p>20.50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ALİYE ciğerci cesur kiraDAN nakit</text:p>
          </table:table-cell>
          <table:table-cell table:number-columns-repeated="2"/>
          <table:table-cell office:value-type="float" office:value="850" calcext:value-type="float">
            <text:p>850,00</text:p>
          </table:table-cell>
          <table:table-cell table:formula="of:=[.F35]+[.D36]-[.E36]" office:value-type="float" office:value="19653.41" calcext:value-type="float">
            <text:p>19.653,41</text:p>
          </table:table-cell>
        </table:table-row>
        <table:table-row table:style-name="ro1">
          <table:table-cell table:style-name="ce56"/>
          <table:table-cell/>
          <table:table-cell table:style-name="ce48" table:formula="of:=SUM([.C27:.C36])" office:value-type="float" office:value="26500" calcext:value-type="float">
            <text:p>26.500,00</text:p>
          </table:table-cell>
          <table:table-cell table:style-name="ce48" table:formula="of:=SUM([.D27:.D36])" office:value-type="float" office:value="24650" calcext:value-type="float">
            <text:p>24.650,00</text:p>
          </table:table-cell>
          <table:table-cell table:style-name="ce48" table:formula="of:=SUM([.E27:.E36])" office:value-type="float" office:value="3650" calcext:value-type="float">
            <text:p>3.650,00</text:p>
          </table:table-cell>
          <table:table-cell table:formula="of:=[.F36]" office:value-type="float" office:value="19653.41" calcext:value-type="float">
            <text:p>19.653,41</text:p>
          </table:table-cell>
        </table:table-row>
        <table:table-row table:style-name="ro1">
          <table:table-cell table:style-name="ce56"/>
          <table:table-cell table:style-name="ce71" office:value-type="string" calcext:value-type="string">
            <text:p>MAYIS</text:p>
          </table:table-cell>
          <table:table-cell table:number-columns-repeated="3"/>
          <table:table-cell table:formula="of:=[.F37]+[.D38]-[.E38]" office:value-type="float" office:value="19653.41" calcext:value-type="float">
            <text:p>19.653,41</text:p>
          </table:table-cell>
        </table:table-row>
        <table:table-row table:style-name="ro1">
          <table:table-cell table:style-name="ce56" office:value-type="date" office:date-value="2021-05-14" calcext:value-type="date">
            <text:p>14.05.2021</text:p>
          </table:table-cell>
          <table:table-cell office:value-type="string" calcext:value-type="string">
            <text:p>yasemin- umut bayram için</text:p>
          </table:table-cell>
          <table:table-cell table:number-columns-repeated="2"/>
          <table:table-cell office:value-type="float" office:value="500" calcext:value-type="float">
            <text:p>500,00</text:p>
          </table:table-cell>
          <table:table-cell table:formula="of:=[.F38]+[.D39]-[.E39]" office:value-type="float" office:value="19153.41" calcext:value-type="float">
            <text:p>19.15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Doğuş Kira nisan <text:s/>2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F39]+[.D40]-[.E40]" office:value-type="float" office:value="19153.41" calcext:value-type="float">
            <text:p>19.153,41</text:p>
          </table:table-cell>
        </table:table-row>
        <table:table-row table:style-name="ro1">
          <table:table-cell table:style-name="ce56" office:value-type="date" office:date-value="2021-05-25" calcext:value-type="date">
            <text:p>25.05.2021</text:p>
          </table:table-cell>
          <table:table-cell office:value-type="string" calcext:value-type="string">
            <text:p>Adem Duman nisan kira ödemesi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formula="of:=[.F40]+[.D41]-[.E41]" office:value-type="float" office:value="21153.41" calcext:value-type="float">
            <text:p>21.15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Tuzgümrüğü kira <text:s text:c="4"/>1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41]+[.D42]-[.E42]" office:value-type="float" office:value="22153.41" calcext:value-type="float">
            <text:p>22.15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Doğuş Kira mayıs <text:s/>2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F42]+[.D43]-[.E43]" office:value-type="float" office:value="22153.41" calcext:value-type="float">
            <text:p>22.153,41</text:p>
          </table:table-cell>
        </table:table-row>
        <table:table-row table:style-name="ro1">
          <table:table-cell table:style-name="ce56" office:value-type="date" office:date-value="2021-05-25" calcext:value-type="date">
            <text:p>25.05.2021</text:p>
          </table:table-cell>
          <table:table-cell office:value-type="string" calcext:value-type="string">
            <text:p>Adem Duman mayıs kira ödemesi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43]+[.D44]-[.E44]" office:value-type="float" office:value="23153.41" calcext:value-type="float">
            <text:p>23.15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Yasemin-umut</text:p>
          </table:table-cell>
          <table:table-cell table:number-columns-repeated="2"/>
          <table:table-cell office:value-type="float" office:value="2010" calcext:value-type="float">
            <text:p>2.010,00</text:p>
          </table:table-cell>
          <table:table-cell table:formula="of:=[.F44]+[.D45]-[.E45]" office:value-type="float" office:value="21143.41" calcext:value-type="float">
            <text:p>21.143,41</text:p>
          </table:table-cell>
        </table:table-row>
        <table:table-row table:style-name="ro1">
          <table:table-cell table:style-name="ce56" office:value-type="date" office:date-value="2021-05-05" calcext:value-type="date">
            <text:p>05.05.2021</text:p>
          </table:table-cell>
          <table:table-cell office:value-type="string" calcext:value-type="string">
            <text:p>hızarhane yıkamadan gelen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formula="of:=[.F45]+[.D46]-[.E46]" office:value-type="float" office:value="21443.41" calcext:value-type="float">
            <text:p>21.443,41</text:p>
          </table:table-cell>
        </table:table-row>
        <table:table-row table:style-name="ro1">
          <table:table-cell table:style-name="ce56" office:value-type="date" office:date-value="2021-05-06" calcext:value-type="date">
            <text:p>06.05.2021</text:p>
          </table:table-cell>
          <table:table-cell office:value-type="string" calcext:value-type="string">
            <text:p>atilaya hızarhane yıkamadan gelen</text:p>
          </table:table-cell>
          <table:table-cell table:number-columns-repeated="2"/>
          <table:table-cell office:value-type="float" office:value="300" calcext:value-type="float">
            <text:p>300,00</text:p>
          </table:table-cell>
          <table:table-cell table:formula="of:=[.F46]+[.D47]-[.E47]" office:value-type="float" office:value="21143.41" calcext:value-type="float">
            <text:p>21.14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SnA yıkamacı Ali kalan kira 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F47]+[.D48]-[.E48]" office:value-type="float" office:value="24143.41" calcext:value-type="float">
            <text:p>24.14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table:style-name="ce87" office:value-type="string" calcext:value-type="string">
            <text:p>hurdacı kira <text:s text:c="27"/>6000</text:p>
          </table:table-cell>
          <table:table-cell table:number-columns-repeated="3"/>
          <table:table-cell table:formula="of:=[.F48]+[.D49]-[.E49]" office:value-type="float" office:value="24143.41" calcext:value-type="float">
            <text:p>24.14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Motorcu Kira <text:s text:c="25"/>2750</text:p>
          </table:table-cell>
          <table:table-cell office:value-type="float" office:value="2750" calcext:value-type="float">
            <text:p>2750</text:p>
          </table:table-cell>
          <table:table-cell office:value-type="float" office:value="2750" calcext:value-type="float">
            <text:p>2.750,00</text:p>
          </table:table-cell>
          <table:table-cell/>
          <table:table-cell table:formula="of:=[.F49]+[.D50]-[.E50]" office:value-type="float" office:value="26893.41" calcext:value-type="float">
            <text:p>26.89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Doğuş mayıstan Kira kalan 1000</text:p>
          </table:table-cell>
          <table:table-cell table:number-columns-repeated="3"/>
          <table:table-cell table:formula="of:=[.F50]+[.D51]-[.E51]" office:value-type="float" office:value="26893.41" calcext:value-type="float">
            <text:p>26.893,41</text:p>
          </table:table-cell>
        </table:table-row>
        <table:table-row table:style-name="ro1">
          <table:table-cell table:style-name="ce86" office:value-type="float" office:value="30" calcext:value-type="float">
            <text:p>30</text:p>
          </table:table-cell>
          <table:table-cell office:value-type="string" calcext:value-type="string">
            <text:p>Doğuş mayıstan Kira ödeme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51]+[.D52]-[.E52]" office:value-type="float" office:value="27893.41" calcext:value-type="float">
            <text:p>27.89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ciğerci cesur kira mayıs <text:s text:c="7"/>850</text:p>
          </table:table-cell>
          <table:table-cell/>
          <table:table-cell office:value-type="float" office:value="850" calcext:value-type="float">
            <text:p>850,00</text:p>
          </table:table-cell>
          <table:table-cell/>
          <table:table-cell table:formula="of:=[.F52]+[.D53]-[.E53]" office:value-type="float" office:value="28743.41" calcext:value-type="float">
            <text:p>28.743,41</text:p>
          </table:table-cell>
        </table:table-row>
        <table:table-row table:style-name="ro1">
          <table:table-cell table:style-name="ce56" office:value-type="date" office:date-value="2021-06-30" calcext:value-type="date">
            <text:p>30.06.2021</text:p>
          </table:table-cell>
          <table:table-cell office:value-type="string" calcext:value-type="string">
            <text:p>Aliye ciğerci cesur kira ödeme <text:s text:c="3"/></text:p>
          </table:table-cell>
          <table:table-cell table:number-columns-repeated="2"/>
          <table:table-cell office:value-type="float" office:value="850" calcext:value-type="float">
            <text:p>850,00</text:p>
          </table:table-cell>
          <table:table-cell table:formula="of:=[.F53]+[.D54]-[.E54]" office:value-type="float" office:value="27893.41" calcext:value-type="float">
            <text:p>27.89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dövmeci seyfo kira mayıs <text:s text:c="2"/>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54]+[.D55]-[.E55]" office:value-type="float" office:value="28893.41" calcext:value-type="float">
            <text:p>28.893,41</text:p>
          </table:table-cell>
        </table:table-row>
        <table:table-row table:style-name="ro1">
          <table:table-cell table:style-name="ce56"/>
          <table:table-cell office:value-type="string" calcext:value-type="string">
            <text:p>ali balcıya seyfo kira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55]+[.D56]-[.E56]" office:value-type="float" office:value="27893.41" calcext:value-type="float">
            <text:p>27.893,41</text:p>
          </table:table-cell>
        </table:table-row>
        <table:table-row table:style-name="ro1">
          <table:table-cell table:style-name="ce56"/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010" calcext:value-type="float">
            <text:p>2.010,00</text:p>
          </table:table-cell>
          <table:table-cell table:formula="of:=[.F56]+[.D57]-[.E57]" office:value-type="float" office:value="25883.41" calcext:value-type="float">
            <text:p>25.883,41</text:p>
          </table:table-cell>
        </table:table-row>
        <table:table-row table:style-name="ro1">
          <table:table-cell table:style-name="ce56"/>
          <table:table-cell/>
          <table:table-cell table:style-name="ce71" table:formula="of:=SUM([.C39:.C57])" office:value-type="float" office:value="7750" calcext:value-type="float">
            <text:p>7750</text:p>
          </table:table-cell>
          <table:table-cell table:style-name="ce71" table:formula="of:=SUM([.D39:.D57])" office:value-type="float" office:value="12900" calcext:value-type="float">
            <text:p>12900</text:p>
          </table:table-cell>
          <table:table-cell table:style-name="ce71" table:formula="of:=SUM([.E39:.E57])" office:value-type="float" office:value="6670" calcext:value-type="float">
            <text:p>6670</text:p>
          </table:table-cell>
          <table:table-cell table:formula="of:=[.F57]" office:value-type="float" office:value="25883.41" calcext:value-type="float">
            <text:p>25.883,41</text:p>
          </table:table-cell>
        </table:table-row>
        <table:table-row table:style-name="ro1">
          <table:table-cell table:style-name="ce56"/>
          <table:table-cell table:style-name="ce71" office:value-type="string" calcext:value-type="string">
            <text:p>HAZİRAN</text:p>
          </table:table-cell>
          <table:table-cell table:number-columns-repeated="3"/>
          <table:table-cell table:formula="of:=[.F58]+[.D59]-[.E59]" office:value-type="float" office:value="25883.41" calcext:value-type="float">
            <text:p>25.883,41</text:p>
          </table:table-cell>
        </table:table-row>
        <table:table-row table:style-name="ro1">
          <table:table-cell table:style-name="ce56" office:value-type="date" office:date-value="2021-06-30" calcext:value-type="date">
            <text:p>30.06.2021</text:p>
          </table:table-cell>
          <table:table-cell office:value-type="string" calcext:value-type="string">
            <text:p>Doğuş haziran Kira <text:s text:c="14"/>2000</text:p>
          </table:table-cell>
          <table:table-cell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59]+[.D60]-[.E60]" office:value-type="float" office:value="27883.41" calcext:value-type="float">
            <text:p>27.883,41</text:p>
          </table:table-cell>
        </table:table-row>
        <table:table-row table:style-name="ro1">
          <table:table-cell table:style-name="ce56" office:value-type="date" office:date-value="2021-06-30" calcext:value-type="date">
            <text:p>30.06.2021</text:p>
          </table:table-cell>
          <table:table-cell office:value-type="string" calcext:value-type="string">
            <text:p>Tuzgümrüğü kira haziran <text:s text:c="4"/>1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60]+[.D61]-[.E61]" office:value-type="float" office:value="28883.41" calcext:value-type="float">
            <text:p>28.883,41</text:p>
          </table:table-cell>
        </table:table-row>
        <table:table-row table:style-name="ro1">
          <table:table-cell table:style-name="ce56" office:value-type="date" office:date-value="2021-06-25" calcext:value-type="date">
            <text:p>25.06.2021</text:p>
          </table:table-cell>
          <table:table-cell office:value-type="string" calcext:value-type="string">
            <text:p>70 lik iskele 40 ad*35 hurda kg 3.5 tl</text:p>
          </table:table-cell>
          <table:table-cell/>
          <table:table-cell office:value-type="float" office:value="1400" calcext:value-type="float">
            <text:p>1.400,00</text:p>
          </table:table-cell>
          <table:table-cell/>
          <table:table-cell table:formula="of:=[.F61]+[.D62]-[.E62]" office:value-type="float" office:value="30283.41" calcext:value-type="float">
            <text:p>30.283,41</text:p>
          </table:table-cell>
        </table:table-row>
        <table:table-row table:style-name="ro1">
          <table:table-cell table:style-name="ce56"/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012" calcext:value-type="float">
            <text:p>2.012,00</text:p>
          </table:table-cell>
          <table:table-cell table:formula="of:=[.F62]+[.D63]-[.E63]" office:value-type="float" office:value="28271.41" calcext:value-type="float">
            <text:p>28.271,41</text:p>
          </table:table-cell>
        </table:table-row>
        <table:table-row table:style-name="ro1">
          <table:table-cell table:number-columns-repeated="2"/>
          <table:table-cell table:style-name="ce71" table:formula="of:=SUM([.C60:.C63])" office:value-type="float" office:value="3000" calcext:value-type="float">
            <text:p>3000</text:p>
          </table:table-cell>
          <table:table-cell table:style-name="ce71" table:formula="of:=SUM([.D60:.D63])" office:value-type="float" office:value="4400" calcext:value-type="float">
            <text:p>4400</text:p>
          </table:table-cell>
          <table:table-cell table:style-name="ce71" table:formula="of:=SUM([.E60:.E63])" office:value-type="float" office:value="2012" calcext:value-type="float">
            <text:p>2012</text:p>
          </table:table-cell>
          <table:table-cell table:formula="of:=[.F63]" office:value-type="float" office:value="28271.41" calcext:value-type="float">
            <text:p>28.271,41</text:p>
          </table:table-cell>
        </table:table-row>
        <table:table-row table:style-name="ro1">
          <table:table-cell table:style-name="ce56"/>
          <table:table-cell table:style-name="ce71" office:value-type="string" calcext:value-type="string">
            <text:p>TEMMUZ</text:p>
          </table:table-cell>
          <table:table-cell table:number-columns-repeated="3"/>
          <table:table-cell table:formula="of:=[.F64]+[.D65]-[.E65]" office:value-type="float" office:value="28271.41" calcext:value-type="float">
            <text:p>28.271,41</text:p>
          </table:table-cell>
        </table:table-row>
        <table:table-row table:style-name="ro1">
          <table:table-cell table:style-name="ce56" office:value-type="date" office:date-value="2021-07-30" calcext:value-type="date">
            <text:p>30.07.2021</text:p>
          </table:table-cell>
          <table:table-cell office:value-type="string" calcext:value-type="string">
            <text:p>Doğuş <text:s/>Kira <text:s/>TEMMUZ <text:s text:c="4"/></text:p>
          </table:table-cell>
          <table:table-cell office:value-type="float" office:value="14000" calcext:value-type="float">
            <text:p>14000</text:p>
          </table:table-cell>
          <table:table-cell office:value-type="float" office:value="9000" calcext:value-type="float">
            <text:p>9.000,00</text:p>
          </table:table-cell>
          <table:table-cell/>
          <table:table-cell table:formula="of:=[.F65]+[.D66]-[.E66]" office:value-type="float" office:value="37271.41" calcext:value-type="float">
            <text:p>37.271,41</text:p>
          </table:table-cell>
        </table:table-row>
        <table:table-row table:style-name="ro1">
          <table:table-cell table:style-name="ce56" office:value-type="date" office:date-value="2021-07-30" calcext:value-type="date">
            <text:p>30.07.2021</text:p>
          </table:table-cell>
          <table:table-cell office:value-type="string" calcext:value-type="string">
            <text:p>Tuzgümrüğü kira TEMMUZ <text:s/>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66]+[.D67]-[.E67]" office:value-type="float" office:value="38271.41" calcext:value-type="float">
            <text:p>38.271,41</text:p>
          </table:table-cell>
        </table:table-row>
        <table:table-row table:style-name="ro1">
          <table:table-cell table:style-name="ce56"/>
          <table:table-cell office:value-type="string" calcext:value-type="string">
            <text:p>mustafaya verilen tuzgümrüğü kira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67]+[.D68]-[.E68]" office:value-type="float" office:value="37271.41" calcext:value-type="float">
            <text:p>37.271,41</text:p>
          </table:table-cell>
        </table:table-row>
        <table:table-row table:style-name="ro1">
          <table:table-cell table:style-name="ce56"/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014" calcext:value-type="float">
            <text:p>2.014,00</text:p>
          </table:table-cell>
          <table:table-cell table:formula="of:=[.F68]+[.D69]-[.E69]" office:value-type="float" office:value="35257.41" calcext:value-type="float">
            <text:p>35.257,41</text:p>
          </table:table-cell>
        </table:table-row>
        <table:table-row table:style-name="ro1">
          <table:table-cell table:style-name="ce56"/>
          <table:table-cell office:value-type="string" calcext:value-type="string">
            <text:p>umut lastik-ön takım</text:p>
          </table:table-cell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F69]+[.D70]-[.E70]" office:value-type="float" office:value="30257.41" calcext:value-type="float">
            <text:p>30.257,41</text:p>
          </table:table-cell>
        </table:table-row>
        <table:table-row table:style-name="ro1">
          <table:table-cell table:style-name="ce56"/>
          <table:table-cell office:value-type="string" calcext:value-type="string">
            <text:p>kıbrıs masraf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F70]+[.D71]-[.E71]" office:value-type="float" office:value="27257.41" calcext:value-type="float">
            <text:p>27.257,41</text:p>
          </table:table-cell>
        </table:table-row>
        <table:table-row table:style-name="ro1">
          <table:table-cell table:style-name="ce56"/>
          <table:table-cell office:value-type="string" calcext:value-type="string">
            <text:p>audi ön takım bakım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F71]+[.D72]-[.E72]" office:value-type="float" office:value="24257.41" calcext:value-type="float">
            <text:p>24.257,41</text:p>
          </table:table-cell>
        </table:table-row>
        <table:table-row table:style-name="ro1">
          <table:table-cell table:number-columns-repeated="2"/>
          <table:table-cell table:style-name="ce71" table:formula="of:=SUM([.C66:.C72])" office:value-type="float" office:value="15000" calcext:value-type="float">
            <text:p>15000</text:p>
          </table:table-cell>
          <table:table-cell table:style-name="ce71" table:formula="of:=SUM([.D66:.D72])" office:value-type="float" office:value="10000" calcext:value-type="float">
            <text:p>10000</text:p>
          </table:table-cell>
          <table:table-cell table:style-name="ce71" table:formula="of:=SUM([.E66:.E72])" office:value-type="float" office:value="14014" calcext:value-type="float">
            <text:p>14014</text:p>
          </table:table-cell>
          <table:table-cell table:formula="of:=[.F72]" office:value-type="float" office:value="24257.41" calcext:value-type="float">
            <text:p>24.257,41</text:p>
          </table:table-cell>
        </table:table-row>
        <table:table-row table:style-name="ro1">
          <table:table-cell/>
          <table:table-cell table:style-name="ce71" office:value-type="string" calcext:value-type="string">
            <text:p>AĞUSTOS</text:p>
          </table:table-cell>
          <table:table-cell table:number-columns-repeated="3"/>
          <table:table-cell table:formula="of:=[.F73]+[.D74]-[.E74]" office:value-type="float" office:value="24257.41" calcext:value-type="float">
            <text:p>24.257,41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Tuzgümrüğü kira <text:s/>AĞUSTOS 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74]+[.D75]-[.E75]" office:value-type="float" office:value="25257.41" calcext:value-type="float">
            <text:p>25.257,41</text:p>
          </table:table-cell>
        </table:table-row>
        <table:table-row table:style-name="ro1">
          <table:table-cell table:style-name="ce56" office:value-type="date" office:date-value="2021-08-15" calcext:value-type="date">
            <text:p>15.08.2021</text:p>
          </table:table-cell>
          <table:table-cell office:value-type="string" calcext:value-type="string">
            <text:p>SnE emre aktaş 2021 Kira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75]+[.D76]-[.E76]" office:value-type="float" office:value="27257.41" calcext:value-type="float">
            <text:p>27.257,41</text:p>
          </table:table-cell>
        </table:table-row>
        <table:table-row table:style-name="ro1">
          <table:table-cell table:style-name="ce56" office:value-type="date" office:date-value="2021-08-19" calcext:value-type="date">
            <text:p>19.08.2021</text:p>
          </table:table-cell>
          <table:table-cell office:value-type="string" calcext:value-type="string">
            <text:p>SnE emre aktaş burak ödeme</text:p>
          </table:table-cell>
          <table:table-cell/>
          <table:table-cell office:value-type="float" office:value="19000" calcext:value-type="float">
            <text:p>19.000,00</text:p>
          </table:table-cell>
          <table:table-cell/>
          <table:table-cell table:formula="of:=[.F76]+[.D77]-[.E77]" office:value-type="float" office:value="46257.41" calcext:value-type="float">
            <text:p>46.257,41</text:p>
          </table:table-cell>
        </table:table-row>
        <table:table-row table:style-name="ro1">
          <table:table-cell table:style-name="ce56" office:value-type="date" office:date-value="2021-08-20" calcext:value-type="date">
            <text:p>20.08.2021</text:p>
          </table:table-cell>
          <table:table-cell office:value-type="string" calcext:value-type="string">
            <text:p>SnE emre aktaş burak ödeme</text:p>
          </table:table-cell>
          <table:table-cell/>
          <table:table-cell office:value-type="float" office:value="5000" calcext:value-type="float">
            <text:p>5.000,00</text:p>
          </table:table-cell>
          <table:table-cell/>
          <table:table-cell table:formula="of:=[.F77]+[.D78]-[.E78]" office:value-type="float" office:value="51257.41" calcext:value-type="float">
            <text:p>51.257,41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SnE emre aktaş burak ödeme</text:p>
          </table:table-cell>
          <table:table-cell/>
          <table:table-cell office:value-type="float" office:value="4000" calcext:value-type="float">
            <text:p>4.000,00</text:p>
          </table:table-cell>
          <table:table-cell/>
          <table:table-cell table:formula="of:=[.F78]+[.D79]-[.E79]" office:value-type="float" office:value="55257.41" calcext:value-type="float">
            <text:p>55.257,41</text:p>
          </table:table-cell>
        </table:table-row>
        <table:table-row table:style-name="ro1">
          <table:table-cell/>
          <table:table-cell office:value-type="string" calcext:value-type="string">
            <text:p>yasemin umut</text:p>
          </table:table-cell>
          <table:table-cell/>
          <table:table-cell table:style-name="Default"/>
          <table:table-cell office:value-type="float" office:value="2216" calcext:value-type="float">
            <text:p>2.216,00</text:p>
          </table:table-cell>
          <table:table-cell table:formula="of:=[.F79]+[.D80]-[.E80]" office:value-type="float" office:value="53041.41" calcext:value-type="float">
            <text:p>53.041,41</text:p>
          </table:table-cell>
        </table:table-row>
        <table:table-row table:style-name="ro1">
          <table:table-cell table:style-name="ce56"/>
          <table:table-cell office:value-type="string" calcext:value-type="string">
            <text:p>Kum</text:p>
          </table:table-cell>
          <table:table-cell table:number-columns-repeated="2"/>
          <table:table-cell office:value-type="float" office:value="400" calcext:value-type="float">
            <text:p>400,00</text:p>
          </table:table-cell>
          <table:table-cell table:formula="of:=[.F80]+[.D81]-[.E81]" office:value-type="float" office:value="52641.41" calcext:value-type="float">
            <text:p>52.641,41</text:p>
          </table:table-cell>
        </table:table-row>
        <table:table-row table:style-name="ro1">
          <table:table-cell table:style-name="ce56"/>
          <table:table-cell office:value-type="string" calcext:value-type="string">
            <text:p>Sıva işçiliği pire mehmet 250 m2 9 x 200</text:p>
          </table:table-cell>
          <table:table-cell table:number-columns-repeated="2"/>
          <table:table-cell office:value-type="float" office:value="1800" calcext:value-type="float">
            <text:p>1.800,00</text:p>
          </table:table-cell>
          <table:table-cell table:formula="of:=[.F81]+[.D82]-[.E82]" office:value-type="float" office:value="50841.41" calcext:value-type="float">
            <text:p>50.841,41</text:p>
          </table:table-cell>
        </table:table-row>
        <table:table-row table:style-name="ro1">
          <table:table-cell table:style-name="ce56"/>
          <table:table-cell office:value-type="string" calcext:value-type="string">
            <text:p>Çimento kireç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82]+[.D83]-[.E83]" office:value-type="float" office:value="49841.41" calcext:value-type="float">
            <text:p>49.841,41</text:p>
          </table:table-cell>
        </table:table-row>
        <table:table-row table:style-name="ro1">
          <table:table-cell table:style-name="ce56"/>
          <table:table-cell office:value-type="string" calcext:value-type="string">
            <text:p>cam işçilik</text:p>
          </table:table-cell>
          <table:table-cell table:number-columns-repeated="2"/>
          <table:table-cell office:value-type="float" office:value="850" calcext:value-type="float">
            <text:p>850,00</text:p>
          </table:table-cell>
          <table:table-cell table:formula="of:=[.F83]+[.D84]-[.E84]" office:value-type="float" office:value="48991.41" calcext:value-type="float">
            <text:p>48.991,41</text:p>
          </table:table-cell>
        </table:table-row>
        <table:table-row table:style-name="ro1">
          <table:table-cell table:number-columns-repeated="2"/>
          <table:table-cell table:style-name="ce71" table:formula="of:=SUM([.C75:.C84])" office:value-type="float" office:value="31000" calcext:value-type="float">
            <text:p>31000</text:p>
          </table:table-cell>
          <table:table-cell table:style-name="ce71" table:formula="of:=SUM([.D75:.D84])" office:value-type="float" office:value="31000" calcext:value-type="float">
            <text:p>31000</text:p>
          </table:table-cell>
          <table:table-cell table:style-name="ce71" table:formula="of:=SUM([.E75:.E84])" office:value-type="float" office:value="6266" calcext:value-type="float">
            <text:p>6266</text:p>
          </table:table-cell>
          <table:table-cell table:formula="of:=[.F84]" office:value-type="float" office:value="48991.41" calcext:value-type="float">
            <text:p>48.991,41</text:p>
          </table:table-cell>
        </table:table-row>
        <table:table-row table:style-name="ro1">
          <table:table-cell/>
          <table:table-cell table:style-name="ce71" office:value-type="string" calcext:value-type="string">
            <text:p>EYLÜL</text:p>
          </table:table-cell>
          <table:table-cell table:style-name="ce71"/>
          <table:table-cell table:number-columns-repeated="2"/>
          <table:table-cell table:formula="of:=[.F85]+[.D86]-[.E86]" office:value-type="float" office:value="48991.41" calcext:value-type="float">
            <text:p>48.991,41</text:p>
          </table:table-cell>
        </table:table-row>
        <table:table-row table:style-name="ro1">
          <table:table-cell table:style-name="ce56" office:value-type="date" office:date-value="2021-07-30" calcext:value-type="date">
            <text:p>30.07.2021</text:p>
          </table:table-cell>
          <table:table-cell office:value-type="string" calcext:value-type="string">
            <text:p>Doğuş kira temmuz 14000 den kalan</text:p>
          </table:table-cell>
          <table:table-cell table:number-columns-repeated="3"/>
          <table:table-cell table:formula="of:=[.F86]+[.D87]-[.E87]" office:value-type="float" office:value="48991.41" calcext:value-type="float">
            <text:p>48.991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adem duma doğuş kira</text:p>
          </table:table-cell>
          <table:table-cell table:style-name="ce71"/>
          <table:table-cell office:value-type="float" office:value="5000" calcext:value-type="float">
            <text:p>5.000,00</text:p>
          </table:table-cell>
          <table:table-cell/>
          <table:table-cell table:formula="of:=[.F87]+[.D88]-[.E88]" office:value-type="float" office:value="53991.41" calcext:value-type="float">
            <text:p>53.991,41</text:p>
          </table:table-cell>
        </table:table-row>
        <table:table-row table:style-name="ro1">
          <table:table-cell table:style-name="ce56" office:value-type="date" office:date-value="2021-09-30" calcext:value-type="date">
            <text:p>30.09.2021</text:p>
          </table:table-cell>
          <table:table-cell office:value-type="string" calcext:value-type="string">
            <text:p>Tuzgümrüğü kira</text:p>
          </table:table-cell>
          <table:table-cell table:style-name="ce45"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88]+[.D89]-[.E89]" office:value-type="float" office:value="54991.41" calcext:value-type="float">
            <text:p>54.991,41</text:p>
          </table:table-cell>
        </table:table-row>
        <table:table-row table:style-name="ro1">
          <table:table-cell table:style-name="ce56" office:value-type="date" office:date-value="2021-09-01" calcext:value-type="date">
            <text:p>01.09.2021</text:p>
          </table:table-cell>
          <table:table-cell office:value-type="string" calcext:value-type="string">
            <text:p>Murat Çalışkan Lise Arkası kira ayşe + hacı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[.F89]+[.D90]-[.E90]" office:value-type="float" office:value="54991.41" calcext:value-type="float">
            <text:p>54.991,41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SnB Mesut 2021 kira</text:p>
          </table:table-cell>
          <table:table-cell office:value-type="float" office:value="44400" calcext:value-type="float">
            <text:p>44400</text:p>
          </table:table-cell>
          <table:table-cell office:value-type="float" office:value="30000" calcext:value-type="float">
            <text:p>30.000,00</text:p>
          </table:table-cell>
          <table:table-cell/>
          <table:table-cell table:formula="of:=[.F90]+[.D91]-[.E91]" office:value-type="float" office:value="84991.41" calcext:value-type="float">
            <text:p>84.991,41</text:p>
          </table:table-cell>
        </table:table-row>
        <table:table-row table:style-name="ro1">
          <table:table-cell table:style-name="ce56"/>
          <table:table-cell office:value-type="string" calcext:value-type="string">
            <text:p>43200 TL kira 1200 TL teminat</text:p>
          </table:table-cell>
          <table:table-cell table:number-columns-repeated="4"/>
        </table:table-row>
        <table:table-row table:style-name="ro1">
          <table:table-cell table:style-name="ce56"/>
          <table:table-cell table:number-columns-repeated="5"/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Lise Arkası kira</text:p>
          </table:table-cell>
          <table:table-cell/>
          <table:table-cell office:value-type="float" office:value="13000" calcext:value-type="float">
            <text:p>13.000,00</text:p>
          </table:table-cell>
          <table:table-cell/>
          <table:table-cell table:formula="of:=[.F91]+[.D94]-[.E94]" office:value-type="float" office:value="97991.41" calcext:value-type="float">
            <text:p>97.991,41</text:p>
          </table:table-cell>
        </table:table-row>
        <table:table-row table:style-name="ro1">
          <table:table-cell table:style-name="ce56"/>
          <table:table-cell office:value-type="string" calcext:value-type="string">
            <text:p>Lise Arkası kiradan aliye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94]+[.D95]-[.E95]" office:value-type="float" office:value="96991.41" calcext:value-type="float">
            <text:p>96.991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Lise Arkası kira ayşe</text:p>
          </table:table-cell>
          <table:table-cell/>
          <table:table-cell office:value-type="float" office:value="13000" calcext:value-type="float">
            <text:p>13.000,00</text:p>
          </table:table-cell>
          <table:table-cell/>
          <table:table-cell table:formula="of:=[.F95]+[.D96]-[.E96]" office:value-type="float" office:value="109991.41" calcext:value-type="float">
            <text:p>109.991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Lise Arkası kira ayşe havale</text:p>
          </table:table-cell>
          <table:table-cell table:number-columns-repeated="2"/>
          <table:table-cell office:value-type="float" office:value="13000" calcext:value-type="float">
            <text:p>13.000,00</text:p>
          </table:table-cell>
          <table:table-cell table:formula="of:=[.F96]+[.D97]-[.E97]" office:value-type="float" office:value="96991.41" calcext:value-type="float">
            <text:p>96.991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Ayşe havale</text:p>
          </table:table-cell>
          <table:table-cell table:number-columns-repeated="2"/>
          <table:table-cell office:value-type="float" office:value="7000" calcext:value-type="float">
            <text:p>7.000,00</text:p>
          </table:table-cell>
          <table:table-cell table:formula="of:=[.F97]+[.D98]-[.E98]" office:value-type="float" office:value="89991.41" calcext:value-type="float">
            <text:p>89.991,41</text:p>
          </table:table-cell>
        </table:table-row>
        <table:table-row table:style-name="ro1">
          <table:table-cell table:style-name="ce56" office:value-type="date" office:date-value="2021-09-25" calcext:value-type="date">
            <text:p>25.09.2021</text:p>
          </table:table-cell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21000" calcext:value-type="float">
            <text:p>21.000,00</text:p>
          </table:table-cell>
          <table:table-cell table:formula="of:=[.F98]+[.D99]-[.E99]" office:value-type="float" office:value="68991.41" calcext:value-type="float">
            <text:p>68.991,41</text:p>
          </table:table-cell>
        </table:table-row>
        <table:table-row table:style-name="ro1">
          <table:table-cell table:style-name="ce56"/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409" calcext:value-type="float">
            <text:p>2.409,00</text:p>
          </table:table-cell>
          <table:table-cell table:formula="of:=[.F99]+[.D100]-[.E100]" office:value-type="float" office:value="66582.41" calcext:value-type="float">
            <text:p>66.582,41</text:p>
          </table:table-cell>
        </table:table-row>
        <table:table-row table:style-name="ro1">
          <table:table-cell/>
          <table:table-cell office:value-type="string" calcext:value-type="string">
            <text:p>SnA yıkamacı Aliye iade kira </text:p>
          </table:table-cell>
          <table:table-cell table:number-columns-repeated="2"/>
          <table:table-cell office:value-type="float" office:value="10700" calcext:value-type="float">
            <text:p>10.700,00</text:p>
          </table:table-cell>
          <table:table-cell table:formula="of:=[.F100]+[.D101]-[.E101]" office:value-type="float" office:value="55882.41" calcext:value-type="float">
            <text:p>55.882,41</text:p>
          </table:table-cell>
        </table:table-row>
        <table:table-row table:style-name="ro1">
          <table:table-cell/>
          <table:table-cell office:value-type="string" calcext:value-type="string">
            <text:p>SnA yıkamacı Fehmi Arat kira </text:p>
          </table:table-cell>
          <table:table-cell office:value-type="float" office:value="24000" calcext:value-type="float">
            <text:p>24000</text:p>
          </table:table-cell>
          <table:table-cell office:value-type="float" office:value="24000" calcext:value-type="float">
            <text:p>24.000,00</text:p>
          </table:table-cell>
          <table:table-cell/>
          <table:table-cell table:formula="of:=[.F101]+[.D102]-[.E102]" office:value-type="float" office:value="79882.41" calcext:value-type="float">
            <text:p>79.882,41</text:p>
          </table:table-cell>
        </table:table-row>
        <table:table-row table:style-name="ro1">
          <table:table-cell table:number-columns-repeated="2"/>
          <table:table-cell table:style-name="ce71" table:formula="of:=SUM([.C87:.C102])" office:value-type="float" office:value="82400" calcext:value-type="float">
            <text:p>82400</text:p>
          </table:table-cell>
          <table:table-cell table:style-name="ce71" table:formula="of:=SUM([.D87:.D102])" office:value-type="float" office:value="86000" calcext:value-type="float">
            <text:p>86000</text:p>
          </table:table-cell>
          <table:table-cell table:style-name="ce71" table:formula="of:=SUM([.E87:.E102])" office:value-type="float" office:value="55109" calcext:value-type="float">
            <text:p>55109</text:p>
          </table:table-cell>
          <table:table-cell table:formula="of:=[.F102]" office:value-type="float" office:value="79882.41" calcext:value-type="float">
            <text:p>79.882,41</text:p>
          </table:table-cell>
        </table:table-row>
        <table:table-row table:style-name="ro1">
          <table:table-cell/>
          <table:table-cell table:style-name="ce71" office:value-type="string" calcext:value-type="string">
            <text:p>EKİM</text:p>
          </table:table-cell>
          <table:table-cell table:number-columns-repeated="3"/>
          <table:table-cell table:formula="of:=[.F103]+[.D104]-[.E104]" office:value-type="float" office:value="79882.41" calcext:value-type="float">
            <text:p>79.882,41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Doğuş <text:s/>Kira <text:s/>AĞUSTOS <text:s text:c="4"/>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F104]+[.D105]-[.E105]" office:value-type="float" office:value="79882.41" calcext:value-type="float">
            <text:p>79.882,41</text:p>
          </table:table-cell>
        </table:table-row>
        <table:table-row table:style-name="ro1">
          <table:table-cell table:style-name="ce56" office:value-type="date" office:date-value="2021-09-30" calcext:value-type="date">
            <text:p>30.09.2021</text:p>
          </table:table-cell>
          <table:table-cell office:value-type="string" calcext:value-type="string">
            <text:p>Doğuş <text:s/>Kira <text:s/></text:p>
          </table:table-cell>
          <table:table-cell table:style-name="ce45" office:value-type="float" office:value="2000" calcext:value-type="float">
            <text:p>2000</text:p>
          </table:table-cell>
          <table:table-cell table:number-columns-repeated="2"/>
          <table:table-cell table:formula="of:=[.F105]+[.D106]-[.E106]" office:value-type="float" office:value="79882.41" calcext:value-type="float">
            <text:p>79.882,41</text:p>
          </table:table-cell>
        </table:table-row>
        <table:table-row table:style-name="ro1">
          <table:table-cell table:style-name="ce56" office:value-type="date" office:date-value="2021-10-03" calcext:value-type="date">
            <text:p>03.10.2021</text:p>
          </table:table-cell>
          <table:table-cell office:value-type="string" calcext:value-type="string">
            <text:p>doğuş kiradan</text:p>
          </table:table-cell>
          <table:table-cell/>
          <table:table-cell office:value-type="float" office:value="4000" calcext:value-type="float">
            <text:p>4.000,00</text:p>
          </table:table-cell>
          <table:table-cell/>
          <table:table-cell table:formula="of:=[.F106]+[.D107]-[.E107]" office:value-type="float" office:value="83882.41" calcext:value-type="float">
            <text:p>83.882,41</text:p>
          </table:table-cell>
        </table:table-row>
        <table:table-row table:style-name="ro1">
          <table:table-cell table:style-name="ce56" office:value-type="date" office:date-value="2021-10-30" calcext:value-type="date">
            <text:p>30.10.2021</text:p>
          </table:table-cell>
          <table:table-cell office:value-type="string" calcext:value-type="string">
            <text:p>Doğuş <text:s/>Kira <text:s/></text:p>
          </table:table-cell>
          <table:table-cell table:style-name="ce45" office:value-type="float" office:value="2000" calcext:value-type="float">
            <text:p>2000</text:p>
          </table:table-cell>
          <table:table-cell table:number-columns-repeated="2"/>
          <table:table-cell table:formula="of:=[.F107]+[.D108]-[.E108]" office:value-type="float" office:value="83882.41" calcext:value-type="float">
            <text:p>83.882,41</text:p>
          </table:table-cell>
        </table:table-row>
        <table:table-row table:style-name="ro1">
          <table:table-cell table:style-name="ce56" office:value-type="date" office:date-value="2021-10-30" calcext:value-type="date">
            <text:p>30.10.2021</text:p>
          </table:table-cell>
          <table:table-cell office:value-type="string" calcext:value-type="string">
            <text:p>Tuzgümrüğü kira</text:p>
          </table:table-cell>
          <table:table-cell table:style-name="ce45" office:value-type="float" office:value="1000" calcext:value-type="float">
            <text:p>1000</text:p>
          </table:table-cell>
          <table:table-cell table:number-columns-repeated="2"/>
          <table:table-cell table:formula="of:=[.F108]+[.D109]-[.E109]" office:value-type="float" office:value="83882.41" calcext:value-type="float">
            <text:p>83.882,41</text:p>
          </table:table-cell>
        </table:table-row>
        <table:table-row table:style-name="ro1">
          <table:table-cell table:style-name="ce56" office:value-type="date" office:date-value="2021-10-30" calcext:value-type="date">
            <text:p>30.10.2021</text:p>
          </table:table-cell>
          <table:table-cell office:value-type="string" calcext:value-type="string">
            <text:p>mesut deliduman senet </text:p>
          </table:table-cell>
          <table:table-cell office:value-type="float" office:value="14400" calcext:value-type="float">
            <text:p>14400</text:p>
          </table:table-cell>
          <table:table-cell table:number-columns-repeated="2"/>
          <table:table-cell table:formula="of:=[.F109]+[.D110]-[.E110]" office:value-type="float" office:value="83882.41" calcext:value-type="float">
            <text:p>83.882,41</text:p>
          </table:table-cell>
        </table:table-row>
        <table:table-row table:style-name="ro1">
          <table:table-cell table:number-columns-repeated="5"/>
          <table:table-cell table:formula="of:=[.F110]+[.D111]-[.E111]" office:value-type="float" office:value="83882.41" calcext:value-type="float">
            <text:p>83.882,41</text:p>
          </table:table-cell>
        </table:table-row>
        <table:table-row table:style-name="ro1">
          <table:table-cell table:number-columns-repeated="5"/>
          <table:table-cell table:formula="of:=[.F111]+[.D112]-[.E112]" office:value-type="float" office:value="83882.41" calcext:value-type="float">
            <text:p>83.882,41</text:p>
          </table:table-cell>
        </table:table-row>
        <table:table-row table:style-name="ro1">
          <table:table-cell table:number-columns-repeated="5"/>
          <table:table-cell table:formula="of:=[.F112]+[.D113]-[.E113]" office:value-type="float" office:value="83882.41" calcext:value-type="float">
            <text:p>83.882,41</text:p>
          </table:table-cell>
        </table:table-row>
        <table:table-row table:style-name="ro1">
          <table:table-cell table:number-columns-repeated="5"/>
          <table:table-cell table:formula="of:=[.F113]+[.D114]-[.E114]" office:value-type="float" office:value="83882.41" calcext:value-type="float">
            <text:p>83.882,41</text:p>
          </table:table-cell>
        </table:table-row>
        <table:table-row table:style-name="ro1">
          <table:table-cell/>
          <table:table-cell office:value-type="string" calcext:value-type="string">
            <text:p>Selanik - kiracı mesutun senedi</text:p>
          </table:table-cell>
          <table:table-cell table:number-columns-repeated="2"/>
          <table:table-cell office:value-type="float" office:value="14400" calcext:value-type="float">
            <text:p>14.400,00</text:p>
          </table:table-cell>
          <table:table-cell table:formula="of:=[.F114]+[.D115]-[.E115]" office:value-type="float" office:value="69482.41" calcext:value-type="float">
            <text:p>69.482,41</text:p>
          </table:table-cell>
        </table:table-row>
        <table:table-row table:style-name="ro1">
          <table:table-cell/>
          <table:table-cell office:value-type="string" calcext:value-type="string">
            <text:p>pervinin hesaba yatan selanik kredisi</text:p>
          </table:table-cell>
          <table:table-cell table:number-columns-repeated="3"/>
          <table:table-cell table:formula="of:=[.F115]+[.D116]-[.E116]" office:value-type="float" office:value="69482.41" calcext:value-type="float">
            <text:p>69.482,41</text:p>
          </table:table-cell>
        </table:table-row>
        <table:table-row table:style-name="ro1">
          <table:table-cell table:number-columns-repeated="2"/>
          <table:table-cell table:style-name="ce71" table:formula="of:=SUM([.C105:.C116])" office:value-type="float" office:value="21400" calcext:value-type="float">
            <text:p>21400</text:p>
          </table:table-cell>
          <table:table-cell table:style-name="ce71" table:formula="of:=SUM([.D105:.D116])" office:value-type="float" office:value="4000" calcext:value-type="float">
            <text:p>4000</text:p>
          </table:table-cell>
          <table:table-cell table:style-name="ce71" table:formula="of:=SUM([.E105:.E116])" office:value-type="float" office:value="14400" calcext:value-type="float">
            <text:p>14400</text:p>
          </table:table-cell>
          <table:table-cell table:formula="of:=[.F116]" office:value-type="float" office:value="69482.41" calcext:value-type="float">
            <text:p>69.482,41</text:p>
          </table:table-cell>
        </table:table-row>
        <table:table-row table:style-name="ro1">
          <table:table-cell/>
          <table:table-cell table:style-name="ce71" office:value-type="string" calcext:value-type="string">
            <text:p>KASIM</text:p>
          </table:table-cell>
          <table:table-cell table:number-columns-repeated="3"/>
          <table:table-cell table:formula="of:=[.F117]+[.D118]-[.E118]" office:value-type="float" office:value="69482.41" calcext:value-type="float">
            <text:p>69.482,41</text:p>
          </table:table-cell>
        </table:table-row>
        <table:table-row table:style-name="ro1">
          <table:table-cell table:style-name="ce56" office:value-type="date" office:date-value="2021-11-30" calcext:value-type="date">
            <text:p>30.11.2021</text:p>
          </table:table-cell>
          <table:table-cell office:value-type="string" calcext:value-type="string">
            <text:p>Doğuş <text:s/>Kira <text:s/></text:p>
          </table:table-cell>
          <table:table-cell table:style-name="ce45" office:value-type="float" office:value="2000" calcext:value-type="float">
            <text:p>2000</text:p>
          </table:table-cell>
          <table:table-cell table:number-columns-repeated="2"/>
          <table:table-cell table:formula="of:=[.F118]+[.D119]-[.E119]" office:value-type="float" office:value="69482.41" calcext:value-type="float">
            <text:p>69.482,41</text:p>
          </table:table-cell>
        </table:table-row>
        <table:table-row table:style-name="ro1">
          <table:table-cell table:style-name="ce56" office:value-type="date" office:date-value="2021-11-30" calcext:value-type="date">
            <text:p>30.11.2021</text:p>
          </table:table-cell>
          <table:table-cell office:value-type="string" calcext:value-type="string">
            <text:p>Tuzgümrüğü kira</text:p>
          </table:table-cell>
          <table:table-cell table:style-name="ce45" office:value-type="float" office:value="1000" calcext:value-type="float">
            <text:p>1000</text:p>
          </table:table-cell>
          <table:table-cell table:number-columns-repeated="2"/>
          <table:table-cell table:formula="of:=[.F119]+[.D120]-[.E120]" office:value-type="float" office:value="69482.41" calcext:value-type="float">
            <text:p>69.482,41</text:p>
          </table:table-cell>
        </table:table-row>
        <table:table-row table:style-name="ro1">
          <table:table-cell table:style-name="ce56" office:value-type="date" office:date-value="2021-11-30" calcext:value-type="date">
            <text:p>30.11.2021</text:p>
          </table:table-cell>
          <table:table-cell office:value-type="string" calcext:value-type="string">
            <text:p>SnCD Ali Demirel</text:p>
          </table:table-cell>
          <table:table-cell office:value-type="float" office:value="43000" calcext:value-type="float">
            <text:p>43000</text:p>
          </table:table-cell>
          <table:table-cell table:number-columns-repeated="2"/>
          <table:table-cell table:formula="of:=[.F120]+[.D121]-[.E121]" office:value-type="float" office:value="69482.41" calcext:value-type="float">
            <text:p>69.482,41</text:p>
          </table:table-cell>
        </table:table-row>
        <table:table-row table:style-name="ro1">
          <table:table-cell table:number-columns-repeated="5"/>
          <table:table-cell table:formula="of:=[.F121]+[.D122]-[.E122]" office:value-type="float" office:value="69482.41" calcext:value-type="float">
            <text:p>69.482,41</text:p>
          </table:table-cell>
        </table:table-row>
        <table:table-row table:style-name="ro1">
          <table:table-cell table:number-columns-repeated="5"/>
          <table:table-cell table:formula="of:=[.F122]+[.D123]-[.E123]" office:value-type="float" office:value="69482.41" calcext:value-type="float">
            <text:p>69.482,41</text:p>
          </table:table-cell>
        </table:table-row>
        <table:table-row table:style-name="ro1">
          <table:table-cell table:number-columns-repeated="5"/>
          <table:table-cell table:formula="of:=[.F123]+[.D124]-[.E124]" office:value-type="float" office:value="69482.41" calcext:value-type="float">
            <text:p>69.482,41</text:p>
          </table:table-cell>
        </table:table-row>
        <table:table-row table:style-name="ro1">
          <table:table-cell table:number-columns-repeated="5"/>
          <table:table-cell table:formula="of:=[.F124]+[.D125]-[.E125]" office:value-type="float" office:value="69482.41" calcext:value-type="float">
            <text:p>69.482,41</text:p>
          </table:table-cell>
        </table:table-row>
        <table:table-row table:style-name="ro1">
          <table:table-cell table:number-columns-repeated="5"/>
          <table:table-cell table:formula="of:=[.F125]+[.D126]-[.E126]" office:value-type="float" office:value="69482.41" calcext:value-type="float">
            <text:p>69.482,41</text:p>
          </table:table-cell>
        </table:table-row>
        <table:table-row table:style-name="ro1">
          <table:table-cell table:number-columns-repeated="5"/>
          <table:table-cell table:formula="of:=[.F126]+[.D127]-[.E127]" office:value-type="float" office:value="69482.41" calcext:value-type="float">
            <text:p>69.482,41</text:p>
          </table:table-cell>
        </table:table-row>
        <table:table-row table:style-name="ro1">
          <table:table-cell table:number-columns-repeated="5"/>
          <table:table-cell table:formula="of:=[.F127]+[.D128]-[.E128]" office:value-type="float" office:value="69482.41" calcext:value-type="float">
            <text:p>69.482,41</text:p>
          </table:table-cell>
        </table:table-row>
        <table:table-row table:style-name="ro1">
          <table:table-cell table:number-columns-repeated="5"/>
          <table:table-cell table:formula="of:=[.F128]+[.D129]-[.E129]" office:value-type="float" office:value="69482.41" calcext:value-type="float">
            <text:p>69.482,41</text:p>
          </table:table-cell>
        </table:table-row>
        <table:table-row table:style-name="ro1">
          <table:table-cell table:number-columns-repeated="5"/>
          <table:table-cell table:formula="of:=[.F129]+[.D130]-[.E130]" office:value-type="float" office:value="69482.41" calcext:value-type="float">
            <text:p>69.482,41</text:p>
          </table:table-cell>
        </table:table-row>
        <table:table-row table:style-name="ro1">
          <table:table-cell table:number-columns-repeated="2"/>
          <table:table-cell table:style-name="ce71" table:formula="of:=SUM([.C119:.C130])" office:value-type="float" office:value="46000" calcext:value-type="float">
            <text:p>46000</text:p>
          </table:table-cell>
          <table:table-cell table:style-name="ce71" table:formula="of:=SUM([.D129:.D129])" office:value-type="float" office:value="0" calcext:value-type="float">
            <text:p>0</text:p>
          </table:table-cell>
          <table:table-cell table:style-name="ce71" table:formula="of:=SUM([.E129:.E129])" office:value-type="float" office:value="0" calcext:value-type="float">
            <text:p>0</text:p>
          </table:table-cell>
          <table:table-cell table:formula="of:=[.F130]" office:value-type="float" office:value="69482.41" calcext:value-type="float">
            <text:p>69.482,41</text:p>
          </table:table-cell>
        </table:table-row>
        <table:table-row table:style-name="ro1">
          <table:table-cell/>
          <table:table-cell table:style-name="ce71" office:value-type="string" calcext:value-type="string">
            <text:p>ARALIK</text:p>
          </table:table-cell>
          <table:table-cell table:number-columns-repeated="3"/>
          <table:table-cell table:formula="of:=[.F131]+[.D132]-[.E132]" office:value-type="float" office:value="69482.41" calcext:value-type="float">
            <text:p>69.482,41</text:p>
          </table:table-cell>
        </table:table-row>
        <table:table-row table:style-name="ro1">
          <table:table-cell table:style-name="ce56" office:value-type="date" office:date-value="2021-12-30" calcext:value-type="date">
            <text:p>30.12.2021</text:p>
          </table:table-cell>
          <table:table-cell office:value-type="string" calcext:value-type="string">
            <text:p>Doğuş <text:s/>Kira <text:s/></text:p>
          </table:table-cell>
          <table:table-cell table:style-name="ce45" office:value-type="float" office:value="2000" calcext:value-type="float">
            <text:p>2000</text:p>
          </table:table-cell>
          <table:table-cell table:number-columns-repeated="2"/>
          <table:table-cell table:formula="of:=[.F132]+[.D133]-[.E133]" office:value-type="float" office:value="69482.41" calcext:value-type="float">
            <text:p>69.482,41</text:p>
          </table:table-cell>
        </table:table-row>
        <table:table-row table:style-name="ro1">
          <table:table-cell table:style-name="ce56" office:value-type="date" office:date-value="2021-12-30" calcext:value-type="date">
            <text:p>30.12.2021</text:p>
          </table:table-cell>
          <table:table-cell office:value-type="string" calcext:value-type="string">
            <text:p>Tuzgümrüğü kira</text:p>
          </table:table-cell>
          <table:table-cell table:style-name="ce45" office:value-type="float" office:value="1000" calcext:value-type="float">
            <text:p>1000</text:p>
          </table:table-cell>
          <table:table-cell table:number-columns-repeated="2"/>
          <table:table-cell table:formula="of:=[.F133]+[.D134]-[.E134]" office:value-type="float" office:value="69482.41" calcext:value-type="float">
            <text:p>69.482,41</text:p>
          </table:table-cell>
        </table:table-row>
        <table:table-row table:style-name="ro1">
          <table:table-cell table:number-columns-repeated="5"/>
          <table:table-cell table:formula="of:=[.F134]+[.D135]-[.E135]" office:value-type="float" office:value="69482.41" calcext:value-type="float">
            <text:p>69.482,41</text:p>
          </table:table-cell>
        </table:table-row>
        <table:table-row table:style-name="ro1">
          <table:table-cell table:number-columns-repeated="5"/>
          <table:table-cell table:formula="of:=[.F135]+[.D136]-[.E136]" office:value-type="float" office:value="69482.41" calcext:value-type="float">
            <text:p>69.482,41</text:p>
          </table:table-cell>
        </table:table-row>
        <table:table-row table:style-name="ro1">
          <table:table-cell table:number-columns-repeated="5"/>
          <table:table-cell table:formula="of:=[.F136]+[.D137]-[.E137]" office:value-type="float" office:value="69482.41" calcext:value-type="float">
            <text:p>69.482,41</text:p>
          </table:table-cell>
        </table:table-row>
        <table:table-row table:style-name="ro1">
          <table:table-cell table:number-columns-repeated="5"/>
          <table:table-cell table:formula="of:=[.F137]+[.D138]-[.E138]" office:value-type="float" office:value="69482.41" calcext:value-type="float">
            <text:p>69.482,41</text:p>
          </table:table-cell>
        </table:table-row>
        <table:table-row table:style-name="ro1">
          <table:table-cell table:number-columns-repeated="2"/>
          <table:table-cell table:style-name="ce71" table:formula="of:=SUM([.C133:.C138])" office:value-type="float" office:value="3000" calcext:value-type="float">
            <text:p>3000</text:p>
          </table:table-cell>
          <table:table-cell table:style-name="ce71" table:formula="of:=SUM([.D133:.D138])" office:value-type="float" office:value="0" calcext:value-type="float">
            <text:p>0</text:p>
          </table:table-cell>
          <table:table-cell table:style-name="ce71" table:formula="of:=SUM([.E133:.E138])" office:value-type="float" office:value="0" calcext:value-type="float">
            <text:p>0</text:p>
          </table:table-cell>
          <table:table-cell table:formula="of:=[.F137]" office:value-type="float" office:value="69482.41" calcext:value-type="float">
            <text:p>69.482,41</text:p>
          </table:table-cell>
        </table:table-row>
        <table:table-row table:style-name="ro1" table:number-rows-repeated="104843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'file:///home/mr/aa/hes2020/Account/2021/21.ods'#02 Slnk" table:print="false" table:style-name="ta_extref">
        <table:table-source xlink:type="simple" xlink:href="../21.ods" table:table-name="02 Slnk" table:filter-name="calc8" table:mode="copy-results-only"/>
        <table:table-column table:number-columns-repeated="7"/>
        <table:table-row>
          <table:table-cell table:number-columns-repeated="6"/>
          <table:table-cell table:style-name="ce1" office:value-type="float" office:value="-78419.17">
            <text:p>-78419.17</text:p>
          </table:table-cell>
        </table:table-row>
      </table:table>
      <table:table table:name="'file:///home/mr/aa/hes2020/Account/2021/21.ods'#03 Tp" table:print="false" table:style-name="ta_extref">
        <table:table-source xlink:type="simple" xlink:href="../21.ods" table:table-name="03 Tp" table:filter-name="calc8" table:mode="copy-results-only"/>
        <table:table-column table:number-columns-repeated="11"/>
        <table:table-row table:number-rows-repeated="11">
          <table:table-cell table:number-columns-repeated="11"/>
        </table:table-row>
        <table:table-row>
          <table:table-cell table:number-columns-repeated="10"/>
          <table:table-cell table:style-name="ce1" office:value-type="float" office:value="106.25">
            <text:p>106.25</text:p>
          </table:table-cell>
        </table:table-row>
        <table:table-row table:number-rows-repeated="2">
          <table:table-cell table:number-columns-repeated="11"/>
        </table:table-row>
        <table:table-row>
          <table:table-cell table:number-columns-repeated="10"/>
          <table:table-cell table:style-name="ce1" office:value-type="float" office:value="0">
            <text:p>0</text:p>
          </table:table-cell>
        </table:table-row>
      </table:table>
      <table:table table:name="'file:///home/mr/aa/hes2020/Account/2021/21.ods'#04 Ls" table:print="false" table:style-name="ta_extref">
        <table:table-source xlink:type="simple" xlink:href="../21.ods" table:table-name="04 Ls" table:filter-name="calc8" table:mode="copy-results-only"/>
        <table:table-column table:number-columns-repeated="7"/>
        <table:table-row table:number-rows-repeated="21">
          <table:table-cell table:number-columns-repeated="7"/>
        </table:table-row>
        <table:table-row>
          <table:table-cell table:number-columns-repeated="6"/>
          <table:table-cell table:style-name="ce1" office:value-type="float" office:value="0">
            <text:p>0</text:p>
          </table:table-cell>
        </table:table-row>
      </table:table>
      <table:table table:name="'file:///home/mr/aa/hes2020/Account/2021/21.ods'#06 Ayşe " table:print="false" table:style-name="ta_extref">
        <table:table-source xlink:type="simple" xlink:href="../21.ods" table:table-name="06 Ayşe " table:filter-name="calc8" table:mode="copy-results-only"/>
        <table:table-column table:number-columns-repeated="3"/>
        <table:table-row table:number-rows-repeated="2">
          <table:table-cell table:number-columns-repeated="3"/>
        </table:table-row>
        <table:table-row>
          <table:table-cell table:number-columns-repeated="2"/>
          <table:table-cell table:style-name="ce1" office:value-type="float" office:value="-20695.8">
            <text:p>-20695.8</text:p>
          </table:table-cell>
        </table:table-row>
      </table:table>
      <table:table table:name="'file:///home/mr/aa/hes2020/Account/2021/21.ods'#17ap nzn" table:print="false" table:style-name="ta_extref">
        <table:table-source xlink:type="simple" xlink:href="../21.ods" table:table-name="17ap nzn" table:filter-name="calc8" table:mode="copy-results-only"/>
        <table:table-column table:number-columns-repeated="5"/>
        <table:table-row table:number-rows-repeated="8">
          <table:table-cell table:number-columns-repeated="5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</table:table-row>
      </table:table>
      <table:table table:name="'file:///home/mr/aa/hes2020/Account/2021/21sny.ods'#10 Sny" table:print="false" table:style-name="ta_extref">
        <table:table-source xlink:type="simple" xlink:href="../21sny.ods" table:table-name="10 Sny" table:filter-name="calc8" table:mode="copy-results-only"/>
        <table:table-column/>
      </table:table>
      <table:table table:name="'file:///home/mr/aa/hes2020/Account/2021/21sny.ods'#17sn Nzn" table:print="false" table:style-name="ta_extref">
        <table:table-source xlink:type="simple" xlink:href="../21sny.ods" table:table-name="17sn Nzn" table:filter-name="calc8" table:mode="copy-results-only"/>
        <table:table-column/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.00.0000</text:date>, <text:time style:data-style-name="N2" text:time-value="17:54:16.435568051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1-10-08T16:29:10.020880591</dc:date>
    <meta:editing-duration>P3DT17H12M54S</meta:editing-duration>
    <meta:editing-cycles>148</meta:editing-cycles>
    <meta:generator>LibreOffice/7.1.6.2$Linux_X86_64 LibreOffice_project/10$Build-2</meta:generator>
    <meta:document-statistic meta:table-count="4" meta:cell-count="710" meta:object-count="0"/>
  </office:meta>
</office:document-meta>
</file>